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098in"/>
    </style:style>
    <style:style style:name="co14" style:family="table-column">
      <style:table-column-properties fo:break-before="auto" style:column-width="1.0728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co19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25">
            <text:p>22.5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412">
            <text:p>41.2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16">
            <text:p>51.6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2207">
            <text:p>2220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4261">
            <text:p>2426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0192">
            <text:p>3019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3-20">
            <text:p>2021-03-20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4 - 1.1)">
            <text:p>(0.84 - 1.1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7">
            <text:p>1.0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20.75">
            <text:p>20.7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0.00203033268101761">
            <text:p>0.0020303327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1.00711424399512">
            <text:p>1.007114244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135.5">
            <text:p>135.5</text:p>
          </table:table-cell>
          <table:table-cell office:value-type="float" office:value="-134.5">
            <text:p>-134.5</text:p>
          </table:table-cell>
          <table:table-cell office:value-type="float" office:value="-173">
            <text:p>-173</text:p>
          </table:table-cell>
          <table:table-cell office:value-type="float" office:value="0.0188194444444444">
            <text:p>0.0188194444</text:p>
          </table:table-cell>
          <table:table-cell office:value-type="float" office:value="-0.0133287087503716">
            <text:p>-0.0133287088</text:p>
          </table:table-cell>
          <table:table-cell office:value-type="float" office:value="-0.0126305030298606">
            <text:p>-0.012630503</text:p>
          </table:table-cell>
          <table:table-cell office:value-type="float" office:value="1.06656223167438">
            <text:p>1.0665622317</text:p>
          </table:table-cell>
          <table:table-cell office:value-type="float" office:value="0.953697722148526">
            <text:p>0.9536977221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326">
            <text:p>7326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46.5">
            <text:p>46.5</text:p>
          </table:table-cell>
          <table:table-cell office:value-type="float" office:value="-81.875">
            <text:p>-81.875</text:p>
          </table:table-cell>
          <table:table-cell office:value-type="float" office:value="-139.25">
            <text:p>-139.25</text:p>
          </table:table-cell>
          <table:table-cell office:value-type="float" office:value="0.00634725634725635">
            <text:p>0.0063472563</text:p>
          </table:table-cell>
          <table:table-cell office:value-type="float" office:value="-0.00816626770396968">
            <text:p>-0.0081662677</text:p>
          </table:table-cell>
          <table:table-cell office:value-type="float" office:value="-0.00937268627582958">
            <text:p>-0.0093726863</text:p>
          </table:table-cell>
          <table:table-cell office:value-type="float" office:value="1.02229436103515">
            <text:p>1.022294361</text:p>
          </table:table-cell>
          <table:table-cell office:value-type="float" office:value="0.971548771375403">
            <text:p>0.9715487714</text:p>
          </table:table-cell>
          <table:table-cell office:value-type="float" office:value="0.967367778640726">
            <text:p>0.96736777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429">
            <text:p>429</text:p>
          </table:table-cell>
          <table:table-cell table:number-columns-repeated="2" office:value-type="float" office:value="935">
            <text:p>935</text:p>
          </table:table-cell>
          <table:table-cell office:value-type="float" office:value="7430">
            <text:p>7430</text:p>
          </table:table-cell>
          <table:table-cell office:value-type="float" office:value="9696">
            <text:p>9696</text:p>
          </table:table-cell>
          <table:table-cell office:value-type="float" office:value="13888">
            <text:p>13888</text:p>
          </table:table-cell>
          <table:table-cell office:value-type="float" office:value="54.125">
            <text:p>54.125</text:p>
          </table:table-cell>
          <table:table-cell office:value-type="float" office:value="95">
            <text:p>95</text:p>
          </table:table-cell>
          <table:table-cell office:value-type="float" office:value="-26.625">
            <text:p>-26.625</text:p>
          </table:table-cell>
          <table:table-cell office:value-type="float" office:value="0.00728465679676985">
            <text:p>0.0072846568</text:p>
          </table:table-cell>
          <table:table-cell office:value-type="float" office:value="0.00979785478547855">
            <text:p>0.0097978548</text:p>
          </table:table-cell>
          <table:table-cell office:value-type="float" office:value="-0.00191712269585253">
            <text:p>-0.0019171227</text:p>
          </table:table-cell>
          <table:table-cell office:value-type="float" office:value="1.025600308589">
            <text:p>1.0256003086</text:p>
          </table:table-cell>
          <table:table-cell office:value-type="float" office:value="1.03448064774763">
            <text:p>1.0344806477</text:p>
          </table:table-cell>
          <table:table-cell office:value-type="float" office:value="0.993297274269001">
            <text:p>0.99329727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858">
            <text:p>858</text:p>
          </table:table-cell>
          <table:table-cell office:value-type="float" office:value="552">
            <text:p>552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833">
            <text:p>9833</text:p>
          </table:table-cell>
          <table:table-cell office:value-type="float" office:value="14300">
            <text:p>14300</text:p>
          </table:table-cell>
          <table:table-cell office:value-type="float" office:value="55">
            <text:p>55</text:p>
          </table:table-cell>
          <table:table-cell office:value-type="float" office:value="110.625">
            <text:p>110.625</text:p>
          </table:table-cell>
          <table:table-cell office:value-type="float" office:value="254.25">
            <text:p>254.25</text:p>
          </table:table-cell>
          <table:table-cell office:value-type="float" office:value="0.00738255033557047">
            <text:p>0.0073825503</text:p>
          </table:table-cell>
          <table:table-cell office:value-type="float" office:value="0.01125038136886">
            <text:p>0.0112503814</text:p>
          </table:table-cell>
          <table:table-cell office:value-type="float" office:value="0.0177797202797203">
            <text:p>0.0177797203</text:p>
          </table:table-cell>
          <table:table-cell office:value-type="float" office:value="1.02594575019143">
            <text:p>1.0259457502</text:p>
          </table:table-cell>
          <table:table-cell office:value-type="float" office:value="1.03962441410966">
            <text:p>1.0396244141</text:p>
          </table:table-cell>
          <table:table-cell office:value-type="float" office:value="1.06284861314734">
            <text:p>1.06284861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597">
            <text:p>15597</text:p>
          </table:table-cell>
          <table:table-cell office:value-type="float" office:value="135.5">
            <text:p>135.5</text:p>
          </table:table-cell>
          <table:table-cell office:value-type="float" office:value="-91.25">
            <text:p>-91.25</text:p>
          </table:table-cell>
          <table:table-cell office:value-type="float" office:value="306.625">
            <text:p>306.625</text:p>
          </table:table-cell>
          <table:table-cell office:value-type="float" office:value="0.0188194444444444">
            <text:p>0.0188194444</text:p>
          </table:table-cell>
          <table:table-cell office:value-type="float" office:value="-0.00891548607718613">
            <text:p>-0.0089154861</text:p>
          </table:table-cell>
          <table:table-cell office:value-type="float" office:value="0.0196592293389754">
            <text:p>0.0196592293</text:p>
          </table:table-cell>
          <table:table-cell office:value-type="float" office:value="1.06656223167438">
            <text:p>1.0665622317</text:p>
          </table:table-cell>
          <table:table-cell office:value-type="float" office:value="0.968951591078154">
            <text:p>0.9689515911</text:p>
          </table:table-cell>
          <table:table-cell office:value-type="float" office:value="1.06956481387089">
            <text:p>1.06956481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226">
            <text:p>7226</text:p>
          </table:table-cell>
          <table:table-cell office:value-type="float" office:value="10996">
            <text:p>10996</text:p>
          </table:table-cell>
          <table:table-cell office:value-type="float" office:value="15053">
            <text:p>15053</text:p>
          </table:table-cell>
          <table:table-cell office:value-type="float" office:value="52">
            <text:p>52</text:p>
          </table:table-cell>
          <table:table-cell office:value-type="float" office:value="-109.25">
            <text:p>-109.25</text:p>
          </table:table-cell>
          <table:table-cell office:value-type="float" office:value="322.5">
            <text:p>322.5</text:p>
          </table:table-cell>
          <table:table-cell office:value-type="float" office:value="0.0071962358151121">
            <text:p>0.0071962358</text:p>
          </table:table-cell>
          <table:table-cell office:value-type="float" office:value="-0.00993543106584212">
            <text:p>-0.0099354311</text:p>
          </table:table-cell>
          <table:table-cell office:value-type="float" office:value="0.0214243008038265">
            <text:p>0.0214243008</text:p>
          </table:table-cell>
          <table:table-cell office:value-type="float" office:value="1.02528832554031">
            <text:p>1.0252883255</text:p>
          </table:table-cell>
          <table:table-cell office:value-type="float" office:value="0.965419468338862">
            <text:p>0.9654194683</text:p>
          </table:table-cell>
          <table:table-cell office:value-type="float" office:value="1.07588469411666">
            <text:p>1.0758846941</text:p>
          </table:table-cell>
          <table:table-cell table:number-columns-repeated="2" office:value-type="float" office:value="0">
            <text:p>0</text:p>
          </table:table-cell>
          <table:table-cell office:value-type="float" office:value="32.6986654602988">
            <text:p>32.6986654603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949">
            <text:p>949</text:p>
          </table:table-cell>
          <table:table-cell office:value-type="float" office:value="461">
            <text:p>461</text:p>
          </table:table-cell>
          <table:table-cell office:value-type="float" office:value="644">
            <text:p>644</text:p>
          </table:table-cell>
          <table:table-cell office:value-type="float" office:value="7335">
            <text:p>7335</text:p>
          </table:table-cell>
          <table:table-cell office:value-type="float" office:value="10238">
            <text:p>10238</text:p>
          </table:table-cell>
          <table:table-cell office:value-type="float" office:value="14647">
            <text:p>14647</text:p>
          </table:table-cell>
          <table:table-cell office:value-type="float" office:value="42.5">
            <text:p>42.5</text:p>
          </table:table-cell>
          <table:table-cell office:value-type="float" office:value="-39">
            <text:p>-39</text:p>
          </table:table-cell>
          <table:table-cell office:value-type="float" office:value="485.25">
            <text:p>485.25</text:p>
          </table:table-cell>
          <table:table-cell office:value-type="float" office:value="0.00579413769597819">
            <text:p>0.0057941377</text:p>
          </table:table-cell>
          <table:table-cell office:value-type="float" office:value="-0.0038093377612815">
            <text:p>-0.0038093378</text:p>
          </table:table-cell>
          <table:table-cell office:value-type="float" office:value="0.0331296511230969">
            <text:p>0.0331296511</text:p>
          </table:table-cell>
          <table:table-cell office:value-type="float" office:value="1.02034528311794">
            <text:p>1.0203452831</text:p>
          </table:table-cell>
          <table:table-cell office:value-type="float" office:value="0.986695759501707">
            <text:p>0.9866957595</text:p>
          </table:table-cell>
          <table:table-cell office:value-type="float" office:value="1.11810502354657">
            <text:p>1.1181050235</text:p>
          </table:table-cell>
          <table:table-cell table:number-columns-repeated="2" office:value-type="float" office:value="0">
            <text:p>0</text:p>
          </table:table-cell>
          <table:table-cell office:value-type="float" office:value="21.2669511786341">
            <text:p>21.2669511786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58">
            <text:p>958</text:p>
          </table:table-cell>
          <table:table-cell office:value-type="float" office:value="472">
            <text:p>472</text:p>
          </table:table-cell>
          <table:table-cell office:value-type="float" office:value="7578">
            <text:p>7578</text:p>
          </table:table-cell>
          <table:table-cell office:value-type="float" office:value="10571">
            <text:p>10571</text:p>
          </table:table-cell>
          <table:table-cell office:value-type="float" office:value="15041">
            <text:p>15041</text:p>
          </table:table-cell>
          <table:table-cell office:value-type="float" office:value="84.125">
            <text:p>84.125</text:p>
          </table:table-cell>
          <table:table-cell office:value-type="float" office:value="167.125">
            <text:p>167.125</text:p>
          </table:table-cell>
          <table:table-cell office:value-type="float" office:value="455.5">
            <text:p>455.5</text:p>
          </table:table-cell>
          <table:table-cell office:value-type="float" office:value="0.011101214040644">
            <text:p>0.011101214</text:p>
          </table:table-cell>
          <table:table-cell office:value-type="float" office:value="0.0158097625579415">
            <text:p>0.0158097626</text:p>
          </table:table-cell>
          <table:table-cell office:value-type="float" office:value="0.0302838906987567">
            <text:p>0.0302838907</text:p>
          </table:table-cell>
          <table:table-cell office:value-type="float" office:value="1.03909579357048">
            <text:p>1.0390957936</text:p>
          </table:table-cell>
          <table:table-cell office:value-type="float" office:value="1.05582406819339">
            <text:p>1.0558240682</text:p>
          </table:table-cell>
          <table:table-cell office:value-type="float" office:value="1.10779116095592">
            <text:p>1.107791161</text:p>
          </table:table-cell>
          <table:table-cell table:number-columns-repeated="2" office:value-type="float" office:value="0">
            <text:p>0</text:p>
          </table:table-cell>
          <table:table-cell office:value-type="float" office:value="23.2331636901901">
            <text:p>23.233163690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table:number-columns-repeated="2"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1008">
            <text:p>11008</text:p>
          </table:table-cell>
          <table:table-cell office:value-type="float" office:value="15597">
            <text:p>15597</text:p>
          </table:table-cell>
          <table:table-cell office:value-type="float" office:value="109.375">
            <text:p>109.375</text:p>
          </table:table-cell>
          <table:table-cell office:value-type="float" office:value="102.875">
            <text:p>102.875</text:p>
          </table:table-cell>
          <table:table-cell office:value-type="float" office:value="306.625">
            <text:p>306.625</text:p>
          </table:table-cell>
          <table:table-cell office:value-type="float" office:value="0.0153530320044919">
            <text:p>0.015353032</text:p>
          </table:table-cell>
          <table:table-cell office:value-type="float" office:value="0.00934547601744186">
            <text:p>0.009345476</text:p>
          </table:table-cell>
          <table:table-cell office:value-type="float" office:value="0.0196592293389754">
            <text:p>0.0196592293</text:p>
          </table:table-cell>
          <table:table-cell office:value-type="float" office:value="1.05419761457551">
            <text:p>1.0541976146</text:p>
          </table:table-cell>
          <table:table-cell office:value-type="float" office:value="1.03288034838815">
            <text:p>1.0328803484</text:p>
          </table:table-cell>
          <table:table-cell office:value-type="float" office:value="1.06956481387089">
            <text:p>1.06956481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578">
            <text:p>578</text:p>
          </table:table-cell>
          <table:table-cell office:value-type="float" office:value="394">
            <text:p>394</text:p>
          </table:table-cell>
          <table:table-cell office:value-type="float" office:value="7226">
            <text:p>7226</text:p>
          </table:table-cell>
          <table:table-cell office:value-type="float" office:value="11050">
            <text:p>11050</text:p>
          </table:table-cell>
          <table:table-cell office:value-type="float" office:value="15291">
            <text:p>15291</text:p>
          </table:table-cell>
          <table:table-cell office:value-type="float" office:value="52">
            <text:p>52</text:p>
          </table:table-cell>
          <table:table-cell office:value-type="float" office:value="-10.75">
            <text:p>-10.75</text:p>
          </table:table-cell>
          <table:table-cell office:value-type="float" office:value="307.875">
            <text:p>307.875</text:p>
          </table:table-cell>
          <table:table-cell office:value-type="float" office:value="0.0071962358151121">
            <text:p>0.0071962358</text:p>
          </table:table-cell>
          <table:table-cell office:value-type="float" office:value="-0.000972850678733032">
            <text:p>-0.0009728507</text:p>
          </table:table-cell>
          <table:table-cell office:value-type="float" office:value="0.0201343927800667">
            <text:p>0.0201343928</text:p>
          </table:table-cell>
          <table:table-cell office:value-type="float" office:value="1.02528832554031">
            <text:p>1.0252883255</text:p>
          </table:table-cell>
          <table:table-cell office:value-type="float" office:value="0.996596877643783">
            <text:p>0.9965968776</text:p>
          </table:table-cell>
          <table:table-cell office:value-type="float" office:value="1.07126494652457">
            <text:p>1.0712649465</text:p>
          </table:table-cell>
          <table:table-cell table:number-columns-repeated="2" office:value-type="float" office:value="0">
            <text:p>0</text:p>
          </table:table-cell>
          <table:table-cell office:value-type="float" office:value="34.7714506870456">
            <text:p>34.771450687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815">
            <text:p>815</text:p>
          </table:table-cell>
          <table:table-cell table:number-columns-repeated="2" office:value-type="float" office:value="344">
            <text:p>344</text:p>
          </table:table-cell>
          <table:table-cell office:value-type="float" office:value="7335">
            <text:p>7335</text:p>
          </table:table-cell>
          <table:table-cell office:value-type="float" office:value="10826">
            <text:p>10826</text:p>
          </table:table-cell>
          <table:table-cell office:value-type="float" office:value="16618">
            <text:p>16618</text:p>
          </table:table-cell>
          <table:table-cell office:value-type="float" office:value="42.5">
            <text:p>42.5</text:p>
          </table:table-cell>
          <table:table-cell office:value-type="float" office:value="344.5">
            <text:p>344.5</text:p>
          </table:table-cell>
          <table:table-cell office:value-type="float" office:value="13.875">
            <text:p>13.875</text:p>
          </table:table-cell>
          <table:table-cell office:value-type="float" office:value="0.00579413769597819">
            <text:p>0.0057941377</text:p>
          </table:table-cell>
          <table:table-cell office:value-type="float" office:value="0.0318215407352669">
            <text:p>0.0318215407</text:p>
          </table:table-cell>
          <table:table-cell office:value-type="float" office:value="0.000834938019015525">
            <text:p>0.000834938</text:p>
          </table:table-cell>
          <table:table-cell office:value-type="float" office:value="1.02034528311794">
            <text:p>1.0203452831</text:p>
          </table:table-cell>
          <table:table-cell office:value-type="float" office:value="1.11336010906478">
            <text:p>1.1133601091</text:p>
          </table:table-cell>
          <table:table-cell office:value-type="float" office:value="1.00292364942469">
            <text:p>1.0029236494</text:p>
          </table:table-cell>
          <table:table-cell office:value-type="float" office:value="0">
            <text:p>0</text:p>
          </table:table-cell>
          <table:table-cell office:value-type="float" office:value="22.1270903774022">
            <text:p>22.12709037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998">
            <text:p>7998</text:p>
          </table:table-cell>
          <table:table-cell office:value-type="float" office:value="11018">
            <text:p>11018</text:p>
          </table:table-cell>
          <table:table-cell office:value-type="float" office:value="17502">
            <text:p>17502</text:p>
          </table:table-cell>
          <table:table-cell office:value-type="float" office:value="147">
            <text:p>147</text:p>
          </table:table-cell>
          <table:table-cell office:value-type="float" office:value="342.625">
            <text:p>342.625</text:p>
          </table:table-cell>
          <table:table-cell office:value-type="float" office:value="-34.25">
            <text:p>-34.25</text:p>
          </table:table-cell>
          <table:table-cell office:value-type="float" office:value="0.0183795948987247">
            <text:p>0.0183795949</text:p>
          </table:table-cell>
          <table:table-cell office:value-type="float" office:value="0.0310968415320385">
            <text:p>0.0310968415</text:p>
          </table:table-cell>
          <table:table-cell office:value-type="float" office:value="-0.00195691920923323">
            <text:p>-0.0019569192</text:p>
          </table:table-cell>
          <table:table-cell office:value-type="float" office:value="1.06499068878247">
            <text:p>1.0649906888</text:p>
          </table:table-cell>
          <table:table-cell office:value-type="float" office:value="1.11073429192654">
            <text:p>1.1107342919</text:p>
          </table:table-cell>
          <table:table-cell office:value-type="float" office:value="0.993158288651955">
            <text:p>0.9931582887</text:p>
          </table:table-cell>
          <table:table-cell office:value-type="float" office:value="0">
            <text:p>0</text:p>
          </table:table-cell>
          <table:table-cell office:value-type="float" office:value="22.6347591831423">
            <text:p>22.63475918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table:number-columns-repeated="2" office:value-type="float" office:value="782">
            <text:p>782</text:p>
          </table:table-cell>
          <table:table-cell office:value-type="float" office:value="8680">
            <text:p>8680</text:p>
          </table:table-cell>
          <table:table-cell office:value-type="float" office:value="11618">
            <text:p>11618</text:p>
          </table:table-cell>
          <table:table-cell office:value-type="float" office:value="16756">
            <text:p>16756</text:p>
          </table:table-cell>
          <table:table-cell office:value-type="float" office:value="119.125">
            <text:p>119.125</text:p>
          </table:table-cell>
          <table:table-cell office:value-type="float" office:value="241.5">
            <text:p>241.5</text:p>
          </table:table-cell>
          <table:table-cell office:value-type="float" office:value="17">
            <text:p>17</text:p>
          </table:table-cell>
          <table:table-cell office:value-type="float" office:value="0.0137240783410138">
            <text:p>0.0137240783</text:p>
          </table:table-cell>
          <table:table-cell office:value-type="float" office:value="0.0207867102771561">
            <text:p>0.0207867103</text:p>
          </table:table-cell>
          <table:table-cell office:value-type="float" office:value="0.00101456194795894">
            <text:p>0.0010145619</text:p>
          </table:table-cell>
          <table:table-cell office:value-type="float" office:value="1.04840344083312">
            <text:p>1.0484034408</text:p>
          </table:table-cell>
          <table:table-cell office:value-type="float" office:value="1.07360037712537">
            <text:p>1.0736003771</text:p>
          </table:table-cell>
          <table:table-cell office:value-type="float" office:value="1.00355298431631">
            <text:p>1.0035529843</text:p>
          </table:table-cell>
          <table:table-cell office:value-type="float" office:value="0">
            <text:p>0</text:p>
          </table:table-cell>
          <table:table-cell office:value-type="float" office:value="33.6910744281398">
            <text:p>33.69107442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8607">
            <text:p>8607</text:p>
          </table:table-cell>
          <table:table-cell office:value-type="float" office:value="11095">
            <text:p>11095</text:p>
          </table:table-cell>
          <table:table-cell office:value-type="float" office:value="15291">
            <text:p>15291</text:p>
          </table:table-cell>
          <table:table-cell office:value-type="float" office:value="63.25">
            <text:p>63.25</text:p>
          </table:table-cell>
          <table:table-cell office:value-type="float" office:value="196.875">
            <text:p>196.875</text:p>
          </table:table-cell>
          <table:table-cell office:value-type="float" office:value="307.875">
            <text:p>307.875</text:p>
          </table:table-cell>
          <table:table-cell office:value-type="float" office:value="0.00734866968746369">
            <text:p>0.0073486697</text:p>
          </table:table-cell>
          <table:table-cell office:value-type="float" office:value="0.0177444794952681">
            <text:p>0.0177444795</text:p>
          </table:table-cell>
          <table:table-cell office:value-type="float" office:value="0.0201343927800667">
            <text:p>0.0201343928</text:p>
          </table:table-cell>
          <table:table-cell office:value-type="float" office:value="1.02582618968063">
            <text:p>1.0258261897</text:p>
          </table:table-cell>
          <table:table-cell office:value-type="float" office:value="1.06272281667645">
            <text:p>1.0627228167</text:p>
          </table:table-cell>
          <table:table-cell office:value-type="float" office:value="1.07126494652457">
            <text:p>1.0712649465</text:p>
          </table:table-cell>
          <table:table-cell table:number-columns-repeated="2" office:value-type="float" office:value="0">
            <text:p>0</text:p>
          </table:table-cell>
          <table:table-cell office:value-type="float" office:value="34.7714506870456">
            <text:p>34.771450687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514">
            <text:p>514</text:p>
          </table:table-cell>
          <table:table-cell office:value-type="float" office:value="8338">
            <text:p>8338</text:p>
          </table:table-cell>
          <table:table-cell office:value-type="float" office:value="10862">
            <text:p>10862</text:p>
          </table:table-cell>
          <table:table-cell office:value-type="float" office:value="16384">
            <text:p>16384</text:p>
          </table:table-cell>
          <table:table-cell office:value-type="float" office:value="247">
            <text:p>247</text:p>
          </table:table-cell>
          <table:table-cell office:value-type="float" office:value="283.25">
            <text:p>283.25</text:p>
          </table:table-cell>
          <table:table-cell office:value-type="float" office:value="-74.875">
            <text:p>-74.875</text:p>
          </table:table-cell>
          <table:table-cell office:value-type="float" office:value="0.0296234108899017">
            <text:p>0.0296234109</text:p>
          </table:table-cell>
          <table:table-cell office:value-type="float" office:value="0.0260771496961885">
            <text:p>0.0260771497</text:p>
          </table:table-cell>
          <table:table-cell office:value-type="float" office:value="-0.00457000732421875">
            <text:p>-0.0045700073</text:p>
          </table:table-cell>
          <table:table-cell office:value-type="float" office:value="1.10540192920125">
            <text:p>1.1054019292</text:p>
          </table:table-cell>
          <table:table-cell office:value-type="float" office:value="1.09260285869976">
            <text:p>1.0926028587</text:p>
          </table:table-cell>
          <table:table-cell office:value-type="float" office:value="0.984045908900443">
            <text:p>0.9840459089</text:p>
          </table:table-cell>
          <table:table-cell office:value-type="float" office:value="23.743515659495">
            <text:p>23.7435156595</text:p>
          </table:table-cell>
          <table:table-cell office:value-type="float" office:value="26.9257209707457">
            <text:p>26.92572097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36">
            <text:p>336</text:p>
          </table:table-cell>
          <table:table-cell office:value-type="float" office:value="503">
            <text:p>503</text:p>
          </table:table-cell>
          <table:table-cell office:value-type="float" office:value="8155">
            <text:p>8155</text:p>
          </table:table-cell>
          <table:table-cell office:value-type="float" office:value="11008">
            <text:p>11008</text:p>
          </table:table-cell>
          <table:table-cell office:value-type="float" office:value="17585">
            <text:p>17585</text:p>
          </table:table-cell>
          <table:table-cell office:value-type="float" office:value="29">
            <text:p>29</text:p>
          </table:table-cell>
          <table:table-cell office:value-type="float" office:value="307.25">
            <text:p>307.25</text:p>
          </table:table-cell>
          <table:table-cell office:value-type="float" office:value="-132.625">
            <text:p>-132.625</text:p>
          </table:table-cell>
          <table:table-cell office:value-type="float" office:value="0.00355610055180871">
            <text:p>0.0035561006</text:p>
          </table:table-cell>
          <table:table-cell office:value-type="float" office:value="0.0279115188953488">
            <text:p>0.0279115189</text:p>
          </table:table-cell>
          <table:table-cell office:value-type="float" office:value="-0.00754193915268695">
            <text:p>-0.0075419392</text:p>
          </table:table-cell>
          <table:table-cell office:value-type="float" office:value="1.01247113779955">
            <text:p>1.0124711378</text:p>
          </table:table-cell>
          <table:table-cell office:value-type="float" office:value="1.09921725979233">
            <text:p>1.0992172598</text:p>
          </table:table-cell>
          <table:table-cell office:value-type="float" office:value="0.973714699424114">
            <text:p>0.9737146994</text:p>
          </table:table-cell>
          <table:table-cell office:value-type="float" office:value="0">
            <text:p>0</text:p>
          </table:table-cell>
          <table:table-cell office:value-type="float" office:value="25.1787154891369">
            <text:p>25.17871548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8678">
            <text:p>8678</text:p>
          </table:table-cell>
          <table:table-cell office:value-type="float" office:value="11126">
            <text:p>11126</text:p>
          </table:table-cell>
          <table:table-cell office:value-type="float" office:value="16846">
            <text:p>16846</text:p>
          </table:table-cell>
          <table:table-cell office:value-type="float" office:value="-110.375">
            <text:p>-110.375</text:p>
          </table:table-cell>
          <table:table-cell office:value-type="float" office:value="88.75">
            <text:p>88.75</text:p>
          </table:table-cell>
          <table:table-cell office:value-type="float" office:value="3.375">
            <text:p>3.375</text:p>
          </table:table-cell>
          <table:table-cell office:value-type="float" office:value="-0.0127189444572482">
            <text:p>-0.0127189445</text:p>
          </table:table-cell>
          <table:table-cell office:value-type="float" office:value="0.00797681107316196">
            <text:p>0.0079768111</text:p>
          </table:table-cell>
          <table:table-cell office:value-type="float" office:value="0.000200344295381693">
            <text:p>0.0002003443</text:p>
          </table:table-cell>
          <table:table-cell office:value-type="float" office:value="0.95580076663392">
            <text:p>0.9558007666</text:p>
          </table:table-cell>
          <table:table-cell office:value-type="float" office:value="1.02804355260526">
            <text:p>1.0280435526</text:p>
          </table:table-cell>
          <table:table-cell office:value-type="float" office:value="1.000701283704">
            <text:p>1.00070128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office:value-type="float" office:value="279">
            <text:p>279</text:p>
          </table:table-cell>
          <table:table-cell table:number-columns-repeated="2" office:value-type="float" office:value="695">
            <text:p>695</text:p>
          </table:table-cell>
          <table:table-cell office:value-type="float" office:value="8607">
            <text:p>8607</text:p>
          </table:table-cell>
          <table:table-cell office:value-type="float" office:value="11065">
            <text:p>11065</text:p>
          </table:table-cell>
          <table:table-cell office:value-type="float" office:value="16369">
            <text:p>16369</text:p>
          </table:table-cell>
          <table:table-cell office:value-type="float" office:value="63.25">
            <text:p>63.25</text:p>
          </table:table-cell>
          <table:table-cell office:value-type="float" office:value="-62.125">
            <text:p>-62.125</text:p>
          </table:table-cell>
          <table:table-cell office:value-type="float" office:value="112.75">
            <text:p>112.75</text:p>
          </table:table-cell>
          <table:table-cell office:value-type="float" office:value="0.00734866968746369">
            <text:p>0.0073486697</text:p>
          </table:table-cell>
          <table:table-cell office:value-type="float" office:value="-0.00561455038409399">
            <text:p>-0.0056145504</text:p>
          </table:table-cell>
          <table:table-cell office:value-type="float" office:value="0.00688802003787647">
            <text:p>0.00688802</text:p>
          </table:table-cell>
          <table:table-cell office:value-type="float" office:value="1.02582618968063">
            <text:p>1.0258261897</text:p>
          </table:table-cell>
          <table:table-cell office:value-type="float" office:value="0.980410859080662">
            <text:p>0.9804108591</text:p>
          </table:table-cell>
          <table:table-cell office:value-type="float" office:value="1.02420106197985">
            <text:p>1.0242010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8318">
            <text:p>8318</text:p>
          </table:table-cell>
          <table:table-cell office:value-type="float" office:value="12002">
            <text:p>12002</text:p>
          </table:table-cell>
          <table:table-cell office:value-type="float" office:value="19513">
            <text:p>19513</text:p>
          </table:table-cell>
          <table:table-cell office:value-type="float" office:value="204.5">
            <text:p>204.5</text:p>
          </table:table-cell>
          <table:table-cell office:value-type="float" office:value="-1.5">
            <text:p>-1.5</text:p>
          </table:table-cell>
          <table:table-cell office:value-type="float" office:value="57.375">
            <text:p>57.375</text:p>
          </table:table-cell>
          <table:table-cell office:value-type="float" office:value="0.0245852368357778">
            <text:p>0.0245852368</text:p>
          </table:table-cell>
          <table:table-cell office:value-type="float" office:value="-0.00012497917013831">
            <text:p>-0.0001249792</text:p>
          </table:table-cell>
          <table:table-cell office:value-type="float" office:value="0.00294034746066725">
            <text:p>0.0029403475</text:p>
          </table:table-cell>
          <table:table-cell office:value-type="float" office:value="1.08723301931095">
            <text:p>1.0872330193</text:p>
          </table:table-cell>
          <table:table-cell office:value-type="float" office:value="0.99956260351931">
            <text:p>0.9995626035</text:p>
          </table:table-cell>
          <table:table-cell office:value-type="float" office:value="1.01030816157299">
            <text:p>1.0103081616</text:p>
          </table:table-cell>
          <table:table-cell office:value-type="float" office:value="28.5388051449438">
            <text:p>28.53880514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708">
            <text:p>708</text:p>
          </table:table-cell>
          <table:table-cell office:value-type="float" office:value="311">
            <text:p>311</text:p>
          </table:table-cell>
          <table:table-cell office:value-type="float" office:value="7954">
            <text:p>7954</text:p>
          </table:table-cell>
          <table:table-cell office:value-type="float" office:value="12492">
            <text:p>12492</text:p>
          </table:table-cell>
          <table:table-cell office:value-type="float" office:value="17740">
            <text:p>17740</text:p>
          </table:table-cell>
          <table:table-cell office:value-type="float" office:value="-121">
            <text:p>-121</text:p>
          </table:table-cell>
          <table:table-cell office:value-type="float" office:value="-123.25">
            <text:p>-123.25</text:p>
          </table:table-cell>
          <table:table-cell office:value-type="float" office:value="185.25">
            <text:p>185.25</text:p>
          </table:table-cell>
          <table:table-cell office:value-type="float" office:value="-0.015212471712346">
            <text:p>-0.0152124717</text:p>
          </table:table-cell>
          <table:table-cell office:value-type="float" office:value="-0.00986631444124239">
            <text:p>-0.0098663144</text:p>
          </table:table-cell>
          <table:table-cell office:value-type="float" office:value="0.0104425028184893">
            <text:p>0.0104425028</text:p>
          </table:table-cell>
          <table:table-cell office:value-type="float" office:value="0.947209930826163">
            <text:p>0.9472099308</text:p>
          </table:table-cell>
          <table:table-cell office:value-type="float" office:value="0.965658694010532">
            <text:p>0.965658694</text:p>
          </table:table-cell>
          <table:table-cell office:value-type="float" office:value="1.03676248976034">
            <text:p>1.03676248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office:value-type="float" office:value="341">
            <text:p>341</text:p>
          </table:table-cell>
          <table:table-cell table:number-columns-repeated="2" office:value-type="float" office:value="491">
            <text:p>491</text:p>
          </table:table-cell>
          <table:table-cell office:value-type="float" office:value="8386">
            <text:p>8386</text:p>
          </table:table-cell>
          <table:table-cell office:value-type="float" office:value="11648">
            <text:p>11648</text:p>
          </table:table-cell>
          <table:table-cell office:value-type="float" office:value="16500">
            <text:p>16500</text:p>
          </table:table-cell>
          <table:table-cell office:value-type="float" office:value="-97.25">
            <text:p>-97.25</text:p>
          </table:table-cell>
          <table:table-cell office:value-type="float" office:value="371">
            <text:p>371</text:p>
          </table:table-cell>
          <table:table-cell office:value-type="float" office:value="-31.75">
            <text:p>-31.75</text:p>
          </table:table-cell>
          <table:table-cell office:value-type="float" office:value="-0.0115967088003816">
            <text:p>-0.0115967088</text:p>
          </table:table-cell>
          <table:table-cell office:value-type="float" office:value="0.0318509615384615">
            <text:p>0.0318509615</text:p>
          </table:table-cell>
          <table:table-cell office:value-type="float" office:value="-0.00192424242424242">
            <text:p>-0.0019242424</text:p>
          </table:table-cell>
          <table:table-cell office:value-type="float" office:value="0.959675107162466">
            <text:p>0.9596751072</text:p>
          </table:table-cell>
          <table:table-cell office:value-type="float" office:value="1.11346675353643">
            <text:p>1.1134667535</text:p>
          </table:table-cell>
          <table:table-cell office:value-type="float" office:value="0.99327240882461">
            <text:p>0.9932724088</text:p>
          </table:table-cell>
          <table:table-cell office:value-type="float" office:value="0">
            <text:p>0</text:p>
          </table:table-cell>
          <table:table-cell office:value-type="float" office:value="22.1069683479048">
            <text:p>22.10696834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53">
            <text:p>453</text:p>
          </table:table-cell>
          <table:table-cell office:value-type="float" office:value="687">
            <text:p>687</text:p>
          </table:table-cell>
          <table:table-cell office:value-type="float" office:value="8280">
            <text:p>8280</text:p>
          </table:table-cell>
          <table:table-cell office:value-type="float" office:value="11621">
            <text:p>11621</text:p>
          </table:table-cell>
          <table:table-cell office:value-type="float" office:value="16369">
            <text:p>16369</text:p>
          </table:table-cell>
          <table:table-cell office:value-type="float" office:value="47.125">
            <text:p>47.125</text:p>
          </table:table-cell>
          <table:table-cell office:value-type="float" office:value="53.25">
            <text:p>53.25</text:p>
          </table:table-cell>
          <table:table-cell office:value-type="float" office:value="112.75">
            <text:p>112.75</text:p>
          </table:table-cell>
          <table:table-cell office:value-type="float" office:value="0.00569142512077295">
            <text:p>0.0056914251</text:p>
          </table:table-cell>
          <table:table-cell office:value-type="float" office:value="0.00458222183977283">
            <text:p>0.0045822218</text:p>
          </table:table-cell>
          <table:table-cell office:value-type="float" office:value="0.00688802003787647">
            <text:p>0.00688802</text:p>
          </table:table-cell>
          <table:table-cell office:value-type="float" office:value="1.01998347686972">
            <text:p>1.0199834769</text:p>
          </table:table-cell>
          <table:table-cell office:value-type="float" office:value="1.0160789300829">
            <text:p>1.0160789301</text:p>
          </table:table-cell>
          <table:table-cell office:value-type="float" office:value="1.02420106197985">
            <text:p>1.0242010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05">
            <text:p>305</text:p>
          </table:table-cell>
          <table:table-cell office:value-type="float" office:value="7921">
            <text:p>7921</text:p>
          </table:table-cell>
          <table:table-cell office:value-type="float" office:value="11926">
            <text:p>11926</text:p>
          </table:table-cell>
          <table:table-cell office:value-type="float" office:value="19513">
            <text:p>19513</text:p>
          </table:table-cell>
          <table:table-cell office:value-type="float" office:value="78.25">
            <text:p>78.25</text:p>
          </table:table-cell>
          <table:table-cell office:value-type="float" office:value="121">
            <text:p>121</text:p>
          </table:table-cell>
          <table:table-cell office:value-type="float" office:value="57.375">
            <text:p>57.375</text:p>
          </table:table-cell>
          <table:table-cell office:value-type="float" office:value="0.00987880318141649">
            <text:p>0.0098788032</text:p>
          </table:table-cell>
          <table:table-cell office:value-type="float" office:value="0.0101458997149086">
            <text:p>0.0101458997</text:p>
          </table:table-cell>
          <table:table-cell office:value-type="float" office:value="0.00294034746066725">
            <text:p>0.0029403475</text:p>
          </table:table-cell>
          <table:table-cell office:value-type="float" office:value="1.03476708900946">
            <text:p>1.034767089</text:p>
          </table:table-cell>
          <table:table-cell office:value-type="float" office:value="1.03571240999299">
            <text:p>1.03571241</text:p>
          </table:table-cell>
          <table:table-cell office:value-type="float" office:value="1.01030816157299">
            <text:p>1.01030816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657">
            <text:p>657</text:p>
          </table:table-cell>
          <table:table-cell office:value-type="float" office:value="433">
            <text:p>433</text:p>
          </table:table-cell>
          <table:table-cell office:value-type="float" office:value="7858">
            <text:p>7858</text:p>
          </table:table-cell>
          <table:table-cell office:value-type="float" office:value="11697">
            <text:p>11697</text:p>
          </table:table-cell>
          <table:table-cell office:value-type="float" office:value="17268">
            <text:p>17268</text:p>
          </table:table-cell>
          <table:table-cell office:value-type="float" office:value="3.125">
            <text:p>3.125</text:p>
          </table:table-cell>
          <table:table-cell office:value-type="float" office:value="200.25">
            <text:p>200.25</text:p>
          </table:table-cell>
          <table:table-cell office:value-type="float" office:value="194">
            <text:p>194</text:p>
          </table:table-cell>
          <table:table-cell office:value-type="float" office:value="0.000397683889030288">
            <text:p>0.0003976839</text:p>
          </table:table-cell>
          <table:table-cell office:value-type="float" office:value="0.0171197743011028">
            <text:p>0.0171197743</text:p>
          </table:table-cell>
          <table:table-cell office:value-type="float" office:value="0.0112346536946954">
            <text:p>0.0112346537</text:p>
          </table:table-cell>
          <table:table-cell office:value-type="float" office:value="1.00139220359046">
            <text:p>1.0013922036</text:p>
          </table:table-cell>
          <table:table-cell office:value-type="float" office:value="1.06049365993122">
            <text:p>1.0604936599</text:p>
          </table:table-cell>
          <table:table-cell office:value-type="float" office:value="1.03956867412097">
            <text:p>1.03956867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382">
            <text:p>382</text:p>
          </table:table-cell>
          <table:table-cell table:number-columns-repeated="2" office:value-type="float" office:value="601">
            <text:p>601</text:p>
          </table:table-cell>
          <table:table-cell office:value-type="float" office:value="8280">
            <text:p>8280</text:p>
          </table:table-cell>
          <table:table-cell office:value-type="float" office:value="11480">
            <text:p>11480</text:p>
          </table:table-cell>
          <table:table-cell office:value-type="float" office:value="19363">
            <text:p>19363</text:p>
          </table:table-cell>
          <table:table-cell office:value-type="float" office:value="-86.375">
            <text:p>-86.375</text:p>
          </table:table-cell>
          <table:table-cell office:value-type="float" office:value="311.375">
            <text:p>311.375</text:p>
          </table:table-cell>
          <table:table-cell office:value-type="float" office:value="605.875">
            <text:p>605.875</text:p>
          </table:table-cell>
          <table:table-cell office:value-type="float" office:value="-0.0104317632850242">
            <text:p>-0.0104317633</text:p>
          </table:table-cell>
          <table:table-cell office:value-type="float" office:value="0.0271232578397213">
            <text:p>0.0271232578</text:p>
          </table:table-cell>
          <table:table-cell office:value-type="float" office:value="0.0312903475701079">
            <text:p>0.0312903476</text:p>
          </table:table-cell>
          <table:table-cell office:value-type="float" office:value="0.963702119005476">
            <text:p>0.963702119</text:p>
          </table:table-cell>
          <table:table-cell office:value-type="float" office:value="1.09637331782607">
            <text:p>1.0963733178</text:p>
          </table:table-cell>
          <table:table-cell office:value-type="float" office:value="1.11143522476345">
            <text:p>1.1114352248</text:p>
          </table:table-cell>
          <table:table-cell office:value-type="float" office:value="0">
            <text:p>0</text:p>
          </table:table-cell>
          <table:table-cell office:value-type="float" office:value="25.9004822395059">
            <text:p>25.9004822395</text:p>
          </table:table-cell>
          <table:table-cell office:value-type="float" office:value="22.4969026154733">
            <text:p>22.4969026155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0">
            <text:p>360</text:p>
          </table:table-cell>
          <table:table-cell office:value-type="float" office:value="225">
            <text:p>225</text:p>
          </table:table-cell>
          <table:table-cell office:value-type="float" office:value="8825">
            <text:p>8825</text:p>
          </table:table-cell>
          <table:table-cell office:value-type="float" office:value="12530">
            <text:p>12530</text:p>
          </table:table-cell>
          <table:table-cell office:value-type="float" office:value="22770">
            <text:p>22770</text:p>
          </table:table-cell>
          <table:table-cell office:value-type="float" office:value="367.625">
            <text:p>367.625</text:p>
          </table:table-cell>
          <table:table-cell office:value-type="float" office:value="322.5">
            <text:p>322.5</text:p>
          </table:table-cell>
          <table:table-cell office:value-type="float" office:value="535.625">
            <text:p>535.625</text:p>
          </table:table-cell>
          <table:table-cell office:value-type="float" office:value="0.041657223796034">
            <text:p>0.0416572238</text:p>
          </table:table-cell>
          <table:table-cell office:value-type="float" office:value="0.0257382282521947">
            <text:p>0.0257382283</text:p>
          </table:table-cell>
          <table:table-cell office:value-type="float" office:value="0.0235232762406675">
            <text:p>0.0235232762</text:p>
          </table:table-cell>
          <table:table-cell office:value-type="float" office:value="1.14920151890313">
            <text:p>1.1492015189</text:p>
          </table:table-cell>
          <table:table-cell office:value-type="float" office:value="1.09138221341406">
            <text:p>1.0913822134</text:p>
          </table:table-cell>
          <table:table-cell office:value-type="float" office:value="1.08341602211152">
            <text:p>1.0834160221</text:p>
          </table:table-cell>
          <table:table-cell office:value-type="float" office:value="16.9835194888407">
            <text:p>16.9835194888</text:p>
          </table:table-cell>
          <table:table-cell office:value-type="float" office:value="27.2757543147655">
            <text:p>27.2757543148</text:p>
          </table:table-cell>
          <table:table-cell office:value-type="float" office:value="29.8116694152587">
            <text:p>29.8116694153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399">
            <text:p>399</text:p>
          </table:table-cell>
          <table:table-cell office:value-type="float" office:value="609">
            <text:p>609</text:p>
          </table:table-cell>
          <table:table-cell office:value-type="float" office:value="8522">
            <text:p>8522</text:p>
          </table:table-cell>
          <table:table-cell office:value-type="float" office:value="13169">
            <text:p>13169</text:p>
          </table:table-cell>
          <table:table-cell office:value-type="float" office:value="20219">
            <text:p>20219</text:p>
          </table:table-cell>
          <table:table-cell office:value-type="float" office:value="11.25">
            <text:p>11.25</text:p>
          </table:table-cell>
          <table:table-cell office:value-type="float" office:value="42">
            <text:p>42</text:p>
          </table:table-cell>
          <table:table-cell office:value-type="float" office:value="845">
            <text:p>845</text:p>
          </table:table-cell>
          <table:table-cell office:value-type="float" office:value="0.00132011264961277">
            <text:p>0.0013201126</text:p>
          </table:table-cell>
          <table:table-cell office:value-type="float" office:value="0.00318930822385906">
            <text:p>0.0031893082</text:p>
          </table:table-cell>
          <table:table-cell office:value-type="float" office:value="0.0417923735100648">
            <text:p>0.0417923735</text:p>
          </table:table-cell>
          <table:table-cell office:value-type="float" office:value="1.00462380996056">
            <text:p>1.00462381</text:p>
          </table:table-cell>
          <table:table-cell office:value-type="float" office:value="1.01118251528992">
            <text:p>1.0111825153</text:p>
          </table:table-cell>
          <table:table-cell office:value-type="float" office:value="1.14969664815309">
            <text:p>1.1496966482</text:p>
          </table:table-cell>
          <table:table-cell table:number-columns-repeated="2" office:value-type="float" office:value="0">
            <text:p>0</text:p>
          </table:table-cell>
          <table:table-cell office:value-type="float" office:value="16.9297032048707">
            <text:p>16.9297032049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423">
            <text:p>423</text:p>
          </table:table-cell>
          <table:table-cell table:number-columns-repeated="2" office:value-type="float" office:value="630">
            <text:p>630</text:p>
          </table:table-cell>
          <table:table-cell office:value-type="float" office:value="8941">
            <text:p>8941</text:p>
          </table:table-cell>
          <table:table-cell office:value-type="float" office:value="12348">
            <text:p>12348</text:p>
          </table:table-cell>
          <table:table-cell office:value-type="float" office:value="19922">
            <text:p>19922</text:p>
          </table:table-cell>
          <table:table-cell office:value-type="float" office:value="123.75">
            <text:p>123.75</text:p>
          </table:table-cell>
          <table:table-cell office:value-type="float" office:value="127.875">
            <text:p>127.875</text:p>
          </table:table-cell>
          <table:table-cell office:value-type="float" office:value="1176.375">
            <text:p>1176.375</text:p>
          </table:table-cell>
          <table:table-cell office:value-type="float" office:value="0.0138407336986914">
            <text:p>0.0138407337</text:p>
          </table:table-cell>
          <table:table-cell office:value-type="float" office:value="0.0103559280855199">
            <text:p>0.0103559281</text:p>
          </table:table-cell>
          <table:table-cell office:value-type="float" office:value="0.0590490412609176">
            <text:p>0.0590490413</text:p>
          </table:table-cell>
          <table:table-cell office:value-type="float" office:value="1.04881803712768">
            <text:p>1.0488180371</text:p>
          </table:table-cell>
          <table:table-cell office:value-type="float" office:value="1.03645594898248">
            <text:p>1.036455949</text:p>
          </table:table-cell>
          <table:table-cell office:value-type="float" office:value="1.21350575138993">
            <text:p>1.2135057514</text:p>
          </table:table-cell>
          <table:table-cell table:number-columns-repeated="2" office:value-type="float" office:value="0">
            <text:p>0</text:p>
          </table:table-cell>
          <table:table-cell office:value-type="float" office:value="12.0817600361014">
            <text:p>12.0817600361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634">
            <text:p>634</text:p>
          </table:table-cell>
          <table:table-cell office:value-type="float" office:value="8802">
            <text:p>8802</text:p>
          </table:table-cell>
          <table:table-cell office:value-type="float" office:value="13680">
            <text:p>13680</text:p>
          </table:table-cell>
          <table:table-cell office:value-type="float" office:value="20285">
            <text:p>20285</text:p>
          </table:table-cell>
          <table:table-cell office:value-type="float" office:value="213.125">
            <text:p>213.125</text:p>
          </table:table-cell>
          <table:table-cell office:value-type="float" office:value="397.875">
            <text:p>397.875</text:p>
          </table:table-cell>
          <table:table-cell office:value-type="float" office:value="1068.875">
            <text:p>1068.875</text:p>
          </table:table-cell>
          <table:table-cell office:value-type="float" office:value="0.0242132469893206">
            <text:p>0.024213247</text:p>
          </table:table-cell>
          <table:table-cell office:value-type="float" office:value="0.0290844298245614">
            <text:p>0.0290844298</text:p>
          </table:table-cell>
          <table:table-cell office:value-type="float" office:value="0.0526928765097363">
            <text:p>0.0526928765</text:p>
          </table:table-cell>
          <table:table-cell office:value-type="float" office:value="1.08589547586896">
            <text:p>1.0858954759</text:p>
          </table:table-cell>
          <table:table-cell office:value-type="float" office:value="1.10345347634008">
            <text:p>1.1034534763</text:p>
          </table:table-cell>
          <table:table-cell office:value-type="float" office:value="1.18986708468442">
            <text:p>1.1898670847</text:p>
          </table:table-cell>
          <table:table-cell office:value-type="float" office:value="28.9719669436425">
            <text:p>28.9719669436</text:p>
          </table:table-cell>
          <table:table-cell office:value-type="float" office:value="24.1771599601872">
            <text:p>24.1771599602</text:p>
          </table:table-cell>
          <table:table-cell office:value-type="float" office:value="13.4980835618813">
            <text:p>13.498083561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416">
            <text:p>416</text:p>
          </table:table-cell>
          <table:table-cell office:value-type="float" office:value="615">
            <text:p>615</text:p>
          </table:table-cell>
          <table:table-cell office:value-type="float" office:value="8644">
            <text:p>8644</text:p>
          </table:table-cell>
          <table:table-cell office:value-type="float" office:value="14669">
            <text:p>14669</text:p>
          </table:table-cell>
          <table:table-cell office:value-type="float" office:value="20935">
            <text:p>20935</text:p>
          </table:table-cell>
          <table:table-cell office:value-type="float" office:value="292.625">
            <text:p>292.625</text:p>
          </table:table-cell>
          <table:table-cell office:value-type="float" office:value="564.875">
            <text:p>564.875</text:p>
          </table:table-cell>
          <table:table-cell office:value-type="float" office:value="522.5">
            <text:p>522.5</text:p>
          </table:table-cell>
          <table:table-cell office:value-type="float" office:value="0.0338529615918556">
            <text:p>0.0338529616</text:p>
          </table:table-cell>
          <table:table-cell office:value-type="float" office:value="0.0385080782602768">
            <text:p>0.0385080783</text:p>
          </table:table-cell>
          <table:table-cell office:value-type="float" office:value="0.0249582039646525">
            <text:p>0.024958204</text:p>
          </table:table-cell>
          <table:table-cell office:value-type="float" office:value="1.12073157066823">
            <text:p>1.1207315707</text:p>
          </table:table-cell>
          <table:table-cell office:value-type="float" office:value="1.13768470320992">
            <text:p>1.1376847032</text:p>
          </table:table-cell>
          <table:table-cell office:value-type="float" office:value="1.08857462128876">
            <text:p>1.0885746213</text:p>
          </table:table-cell>
          <table:table-cell office:value-type="float" office:value="20.8198807428876">
            <text:p>20.8198807429</text:p>
          </table:table-cell>
          <table:table-cell office:value-type="float" office:value="18.3444370998349">
            <text:p>18.3444370998</text:p>
          </table:table-cell>
          <table:table-cell office:value-type="float" office:value="28.1174677928813">
            <text:p>28.117467792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table:number-columns-repeated="2" office:value-type="float" office:value="612">
            <text:p>612</text:p>
          </table:table-cell>
          <table:table-cell office:value-type="float" office:value="8373">
            <text:p>8373</text:p>
          </table:table-cell>
          <table:table-cell office:value-type="float" office:value="14270">
            <text:p>14270</text:p>
          </table:table-cell>
          <table:table-cell office:value-type="float" office:value="22461">
            <text:p>22461</text:p>
          </table:table-cell>
          <table:table-cell office:value-type="float" office:value="48">
            <text:p>48</text:p>
          </table:table-cell>
          <table:table-cell office:value-type="float" office:value="106.25">
            <text:p>106.25</text:p>
          </table:table-cell>
          <table:table-cell office:value-type="float" office:value="773.125">
            <text:p>773.125</text:p>
          </table:table-cell>
          <table:table-cell office:value-type="float" office:value="0.00573271228950197">
            <text:p>0.0057327123</text:p>
          </table:table-cell>
          <table:table-cell office:value-type="float" office:value="0.00744569025928521">
            <text:p>0.0074456903</text:p>
          </table:table-cell>
          <table:table-cell office:value-type="float" office:value="0.0344207737856729">
            <text:p>0.0344207738</text:p>
          </table:table-cell>
          <table:table-cell office:value-type="float" office:value="1.02012890643404">
            <text:p>1.0201289064</text:p>
          </table:table-cell>
          <table:table-cell office:value-type="float" office:value="1.02616857498224">
            <text:p>1.026168575</text:p>
          </table:table-cell>
          <table:table-cell office:value-type="float" office:value="1.12279489599914">
            <text:p>1.122794896</text:p>
          </table:table-cell>
          <table:table-cell table:number-columns-repeated="2" office:value-type="float" office:value="0">
            <text:p>0</text:p>
          </table:table-cell>
          <table:table-cell office:value-type="float" office:value="20.4820854032597">
            <text:p>20.4820854033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392">
            <text:p>392</text:p>
          </table:table-cell>
          <table:table-cell office:value-type="float" office:value="584">
            <text:p>584</text:p>
          </table:table-cell>
          <table:table-cell office:value-type="float" office:value="8742">
            <text:p>8742</text:p>
          </table:table-cell>
          <table:table-cell office:value-type="float" office:value="14639">
            <text:p>14639</text:p>
          </table:table-cell>
          <table:table-cell office:value-type="float" office:value="25591">
            <text:p>25591</text:p>
          </table:table-cell>
          <table:table-cell office:value-type="float" office:value="95.125">
            <text:p>95.125</text:p>
          </table:table-cell>
          <table:table-cell office:value-type="float" office:value="480.125">
            <text:p>480.125</text:p>
          </table:table-cell>
          <table:table-cell office:value-type="float" office:value="840">
            <text:p>840</text:p>
          </table:table-cell>
          <table:table-cell office:value-type="float" office:value="0.0108813772592084">
            <text:p>0.0108813773</text:p>
          </table:table-cell>
          <table:table-cell office:value-type="float" office:value="0.032797663774848">
            <text:p>0.0327976638</text:p>
          </table:table-cell>
          <table:table-cell office:value-type="float" office:value="0.0328240397014575">
            <text:p>0.0328240397</text:p>
          </table:table-cell>
          <table:table-cell office:value-type="float" office:value="1.0383168929745">
            <text:p>1.038316893</text:p>
          </table:table-cell>
          <table:table-cell office:value-type="float" office:value="1.11690016924018">
            <text:p>1.1169001692</text:p>
          </table:table-cell>
          <table:table-cell office:value-type="float" office:value="1.11699587741645">
            <text:p>1.1169958774</text:p>
          </table:table-cell>
          <table:table-cell office:value-type="float" office:value="0">
            <text:p>0</text:p>
          </table:table-cell>
          <table:table-cell office:value-type="float" office:value="21.4787508532012">
            <text:p>21.4787508532</text:p>
          </table:table-cell>
          <table:table-cell office:value-type="float" office:value="21.4617670101245">
            <text:p>21.4617670101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380">
            <text:p>380</text:p>
          </table:table-cell>
          <table:table-cell office:value-type="float" office:value="570">
            <text:p>570</text:p>
          </table:table-cell>
          <table:table-cell office:value-type="float" office:value="10322">
            <text:p>10322</text:p>
          </table:table-cell>
          <table:table-cell office:value-type="float" office:value="16398">
            <text:p>16398</text:p>
          </table:table-cell>
          <table:table-cell office:value-type="float" office:value="27914">
            <text:p>27914</text:p>
          </table:table-cell>
          <table:table-cell office:value-type="float" office:value="231">
            <text:p>231</text:p>
          </table:table-cell>
          <table:table-cell office:value-type="float" office:value="608.125">
            <text:p>608.125</text:p>
          </table:table-cell>
          <table:table-cell office:value-type="float" office:value="1012">
            <text:p>1012</text:p>
          </table:table-cell>
          <table:table-cell office:value-type="float" office:value="0.022379383840341">
            <text:p>0.0223793838</text:p>
          </table:table-cell>
          <table:table-cell office:value-type="float" office:value="0.0370853152823515">
            <text:p>0.0370853153</text:p>
          </table:table-cell>
          <table:table-cell office:value-type="float" office:value="0.0362542093573117">
            <text:p>0.0362542094</text:p>
          </table:table-cell>
          <table:table-cell office:value-type="float" office:value="1.0793094836105">
            <text:p>1.0793094836</text:p>
          </table:table-cell>
          <table:table-cell office:value-type="float" office:value="1.13249423188303">
            <text:p>1.1324942319</text:p>
          </table:table-cell>
          <table:table-cell office:value-type="float" office:value="1.12946589343499">
            <text:p>1.1294658934</text:p>
          </table:table-cell>
          <table:table-cell office:value-type="float" office:value="31.3178717828936">
            <text:p>31.3178717829</text:p>
          </table:table-cell>
          <table:table-cell office:value-type="float" office:value="19.035080698742">
            <text:p>19.0350806987</text:p>
          </table:table-cell>
          <table:table-cell office:value-type="float" office:value="19.4635979967956">
            <text:p>19.4635979968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399">
            <text:p>399</text:p>
          </table:table-cell>
          <table:table-cell office:value-type="float" office:value="589">
            <text:p>589</text:p>
          </table:table-cell>
          <table:table-cell office:value-type="float" office:value="11490">
            <text:p>11490</text:p>
          </table:table-cell>
          <table:table-cell office:value-type="float" office:value="16008">
            <text:p>16008</text:p>
          </table:table-cell>
          <table:table-cell office:value-type="float" office:value="27017">
            <text:p>27017</text:p>
          </table:table-cell>
          <table:table-cell office:value-type="float" office:value="384.625">
            <text:p>384.625</text:p>
          </table:table-cell>
          <table:table-cell office:value-type="float" office:value="629.75">
            <text:p>629.75</text:p>
          </table:table-cell>
          <table:table-cell office:value-type="float" office:value="1078">
            <text:p>1078</text:p>
          </table:table-cell>
          <table:table-cell office:value-type="float" office:value="0.0334747606614447">
            <text:p>0.0334747607</text:p>
          </table:table-cell>
          <table:table-cell office:value-type="float" office:value="0.0393397051474263">
            <text:p>0.0393397051</text:p>
          </table:table-cell>
          <table:table-cell office:value-type="float" office:value="0.0399008031979865">
            <text:p>0.0399008032</text:p>
          </table:table-cell>
          <table:table-cell office:value-type="float" office:value="1.11935795913369">
            <text:p>1.1193579591</text:p>
          </table:table-cell>
          <table:table-cell office:value-type="float" office:value="1.14072228832212">
            <text:p>1.1407222883</text:p>
          </table:table-cell>
          <table:table-cell office:value-type="float" office:value="1.14277327642081">
            <text:p>1.1427732764</text:p>
          </table:table-cell>
          <table:table-cell office:value-type="float" office:value="21.0512329131261">
            <text:p>21.0512329131</text:p>
          </table:table-cell>
          <table:table-cell office:value-type="float" office:value="17.9638765187876">
            <text:p>17.9638765188</text:p>
          </table:table-cell>
          <table:table-cell office:value-type="float" office:value="17.7160737705809">
            <text:p>17.7160737706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table:number-columns-repeated="2" office:value-type="float" office:value="621">
            <text:p>621</text:p>
          </table:table-cell>
          <table:table-cell office:value-type="float" office:value="11000">
            <text:p>11000</text:p>
          </table:table-cell>
          <table:table-cell office:value-type="float" office:value="15964">
            <text:p>15964</text:p>
          </table:table-cell>
          <table:table-cell office:value-type="float" office:value="26404">
            <text:p>26404</text:p>
          </table:table-cell>
          <table:table-cell office:value-type="float" office:value="442.625">
            <text:p>442.625</text:p>
          </table:table-cell>
          <table:table-cell office:value-type="float" office:value="506.25">
            <text:p>506.25</text:p>
          </table:table-cell>
          <table:table-cell office:value-type="float" office:value="954.125">
            <text:p>954.125</text:p>
          </table:table-cell>
          <table:table-cell office:value-type="float" office:value="0.0402386363636364">
            <text:p>0.0402386364</text:p>
          </table:table-cell>
          <table:table-cell office:value-type="float" office:value="0.0317119769481333">
            <text:p>0.0317119769</text:p>
          </table:table-cell>
          <table:table-cell office:value-type="float" office:value="0.0361356233903954">
            <text:p>0.0361356234</text:p>
          </table:table-cell>
          <table:table-cell office:value-type="float" office:value="1.14400875707128">
            <text:p>1.1440087571</text:p>
          </table:table-cell>
          <table:table-cell office:value-type="float" office:value="1.11296299230311">
            <text:p>1.1129629923</text:p>
          </table:table-cell>
          <table:table-cell office:value-type="float" office:value="1.1290340170909">
            <text:p>1.1290340171</text:p>
          </table:table-cell>
          <table:table-cell office:value-type="float" office:value="17.5702062128756">
            <text:p>17.5702062129</text:p>
          </table:table-cell>
          <table:table-cell office:value-type="float" office:value="22.2023536970206">
            <text:p>22.202353697</text:p>
          </table:table-cell>
          <table:table-cell office:value-type="float" office:value="19.5263475332511">
            <text:p>19.5263475333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423">
            <text:p>423</text:p>
          </table:table-cell>
          <table:table-cell office:value-type="float" office:value="308">
            <text:p>308</text:p>
          </table:table-cell>
          <table:table-cell office:value-type="float" office:value="10373">
            <text:p>10373</text:p>
          </table:table-cell>
          <table:table-cell office:value-type="float" office:value="17862">
            <text:p>17862</text:p>
          </table:table-cell>
          <table:table-cell office:value-type="float" office:value="26823">
            <text:p>26823</text:p>
          </table:table-cell>
          <table:table-cell office:value-type="float" office:value="592.5">
            <text:p>592.5</text:p>
          </table:table-cell>
          <table:table-cell office:value-type="float" office:value="1025">
            <text:p>1025</text:p>
          </table:table-cell>
          <table:table-cell office:value-type="float" office:value="793.625">
            <text:p>793.625</text:p>
          </table:table-cell>
          <table:table-cell office:value-type="float" office:value="0.0571194447122337">
            <text:p>0.0571194447</text:p>
          </table:table-cell>
          <table:table-cell office:value-type="float" office:value="0.0573843914455268">
            <text:p>0.0573843914</text:p>
          </table:table-cell>
          <table:table-cell office:value-type="float" office:value="0.0295874808932632">
            <text:p>0.0295874809</text:p>
          </table:table-cell>
          <table:table-cell office:value-type="float" office:value="1.20631281318272">
            <text:p>1.2063128132</text:p>
          </table:table-cell>
          <table:table-cell office:value-type="float" office:value="1.20729958808723">
            <text:p>1.2072995881</text:p>
          </table:table-cell>
          <table:table-cell office:value-type="float" office:value="1.10527200441662">
            <text:p>1.1052720044</text:p>
          </table:table-cell>
          <table:table-cell office:value-type="float" office:value="12.4784127956691">
            <text:p>12.4784127957</text:p>
          </table:table-cell>
          <table:table-cell office:value-type="float" office:value="12.4223701739612">
            <text:p>12.422370174</text:p>
          </table:table-cell>
          <table:table-cell office:value-type="float" office:value="23.7719321467582">
            <text:p>23.771932146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615">
            <text:p>615</text:p>
          </table:table-cell>
          <table:table-cell office:value-type="float" office:value="10720">
            <text:p>10720</text:p>
          </table:table-cell>
          <table:table-cell office:value-type="float" office:value="18600">
            <text:p>18600</text:p>
          </table:table-cell>
          <table:table-cell office:value-type="float" office:value="28381">
            <text:p>28381</text:p>
          </table:table-cell>
          <table:table-cell office:value-type="float" office:value="592.875">
            <text:p>592.875</text:p>
          </table:table-cell>
          <table:table-cell office:value-type="float" office:value="935.25">
            <text:p>935.25</text:p>
          </table:table-cell>
          <table:table-cell office:value-type="float" office:value="578.625">
            <text:p>578.625</text:p>
          </table:table-cell>
          <table:table-cell office:value-type="float" office:value="0.0553055037313433">
            <text:p>0.0553055037</text:p>
          </table:table-cell>
          <table:table-cell office:value-type="float" office:value="0.0502822580645161">
            <text:p>0.0502822581</text:p>
          </table:table-cell>
          <table:table-cell office:value-type="float" office:value="0.020387759416511">
            <text:p>0.0203877594</text:p>
          </table:table-cell>
          <table:table-cell office:value-type="float" office:value="1.19956431259594">
            <text:p>1.1995643126</text:p>
          </table:table-cell>
          <table:table-cell office:value-type="float" office:value="1.1809433819589">
            <text:p>1.180943382</text:p>
          </table:table-cell>
          <table:table-cell office:value-type="float" office:value="1.07217185299648">
            <text:p>1.072171853</text:p>
          </table:table-cell>
          <table:table-cell office:value-type="float" office:value="12.8765240903256">
            <text:p>12.8765240903</text:p>
          </table:table-cell>
          <table:table-cell office:value-type="float" office:value="14.1288643089207">
            <text:p>14.1288643089</text:p>
          </table:table-cell>
          <table:table-cell office:value-type="float" office:value="34.3436106618452">
            <text:p>34.3436106618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423">
            <text:p>423</text:p>
          </table:table-cell>
          <table:table-cell office:value-type="float" office:value="614">
            <text:p>614</text:p>
          </table:table-cell>
          <table:table-cell office:value-type="float" office:value="11104">
            <text:p>11104</text:p>
          </table:table-cell>
          <table:table-cell office:value-type="float" office:value="18750">
            <text:p>18750</text:p>
          </table:table-cell>
          <table:table-cell office:value-type="float" office:value="29126">
            <text:p>29126</text:p>
          </table:table-cell>
          <table:table-cell office:value-type="float" office:value="329.375">
            <text:p>329.375</text:p>
          </table:table-cell>
          <table:table-cell office:value-type="float" office:value="575.625">
            <text:p>575.625</text:p>
          </table:table-cell>
          <table:table-cell office:value-type="float" office:value="395.75">
            <text:p>395.75</text:p>
          </table:table-cell>
          <table:table-cell office:value-type="float" office:value="0.0296627341498559">
            <text:p>0.0296627341</text:p>
          </table:table-cell>
          <table:table-cell office:value-type="float" office:value="0.0307">
            <text:p>0.0307</text:p>
          </table:table-cell>
          <table:table-cell office:value-type="float" office:value="0.0135875163084529">
            <text:p>0.0135875163</text:p>
          </table:table-cell>
          <table:table-cell office:value-type="float" office:value="1.1055441300071">
            <text:p>1.10554413</text:p>
          </table:table-cell>
          <table:table-cell office:value-type="float" office:value="1.1092972804">
            <text:p>1.1092972804</text:p>
          </table:table-cell>
          <table:table-cell office:value-type="float" office:value="1.04791816345447">
            <text:p>1.0479181635</text:p>
          </table:table-cell>
          <table:table-cell office:value-type="float" office:value="23.712494386398">
            <text:p>23.7124943864</text:p>
          </table:table-cell>
          <table:table-cell office:value-type="float" office:value="22.9229110482792">
            <text:p>22.92291104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390">
            <text:p>390</text:p>
          </table:table-cell>
          <table:table-cell office:value-type="float" office:value="582">
            <text:p>582</text:p>
          </table:table-cell>
          <table:table-cell office:value-type="float" office:value="11914">
            <text:p>11914</text:p>
          </table:table-cell>
          <table:table-cell office:value-type="float" office:value="18558">
            <text:p>18558</text:p>
          </table:table-cell>
          <table:table-cell office:value-type="float" office:value="30094">
            <text:p>30094</text:p>
          </table:table-cell>
          <table:table-cell office:value-type="float" office:value="352">
            <text:p>352</text:p>
          </table:table-cell>
          <table:table-cell office:value-type="float" office:value="659">
            <text:p>659</text:p>
          </table:table-cell>
          <table:table-cell office:value-type="float" office:value="388">
            <text:p>388</text:p>
          </table:table-cell>
          <table:table-cell office:value-type="float" office:value="0.0295450730233339">
            <text:p>0.029545073</text:p>
          </table:table-cell>
          <table:table-cell office:value-type="float" office:value="0.0355102920573338">
            <text:p>0.0355102921</text:p>
          </table:table-cell>
          <table:table-cell office:value-type="float" office:value="0.0128929354688642">
            <text:p>0.0128929355</text:p>
          </table:table-cell>
          <table:table-cell office:value-type="float" office:value="1.10511866180798">
            <text:p>1.1051186618</text:p>
          </table:table-cell>
          <table:table-cell office:value-type="float" office:value="1.12675754465098">
            <text:p>1.1267575447</text:p>
          </table:table-cell>
          <table:table-cell office:value-type="float" office:value="1.04545108059963">
            <text:p>1.0454510806</text:p>
          </table:table-cell>
          <table:table-cell office:value-type="float" office:value="23.8055608087579">
            <text:p>23.8055608088</text:p>
          </table:table-cell>
          <table:table-cell office:value-type="float" office:value="19.8641716769065">
            <text:p>19.8641716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6">
            <text:p>256</text:p>
          </table:table-cell>
          <table:table-cell office:value-type="float" office:value="374">
            <text:p>374</text:p>
          </table:table-cell>
          <table:table-cell office:value-type="float" office:value="13482">
            <text:p>13482</text:p>
          </table:table-cell>
          <table:table-cell office:value-type="float" office:value="18962">
            <text:p>18962</text:p>
          </table:table-cell>
          <table:table-cell office:value-type="float" office:value="31967">
            <text:p>31967</text:p>
          </table:table-cell>
          <table:table-cell office:value-type="float" office:value="456.625">
            <text:p>456.625</text:p>
          </table:table-cell>
          <table:table-cell office:value-type="float" office:value="516.125">
            <text:p>516.125</text:p>
          </table:table-cell>
          <table:table-cell office:value-type="float" office:value="619.75">
            <text:p>619.75</text:p>
          </table:table-cell>
          <table:table-cell office:value-type="float" office:value="0.033869233051476">
            <text:p>0.0338692331</text:p>
          </table:table-cell>
          <table:table-cell office:value-type="float" office:value="0.027218911507225">
            <text:p>0.0272189115</text:p>
          </table:table-cell>
          <table:table-cell office:value-type="float" office:value="0.0193871805299215">
            <text:p>0.0193871805</text:p>
          </table:table-cell>
          <table:table-cell office:value-type="float" office:value="1.12079068057726">
            <text:p>1.1207906806</text:p>
          </table:table-cell>
          <table:table-cell office:value-type="float" office:value="1.09671829379682">
            <text:p>1.0967182938</text:p>
          </table:table-cell>
          <table:table-cell office:value-type="float" office:value="1.06859182288177">
            <text:p>1.0685918229</text:p>
          </table:table-cell>
          <table:table-cell office:value-type="float" office:value="20.810043122147">
            <text:p>20.8100431221</text:p>
          </table:table-cell>
          <table:table-cell office:value-type="float" office:value="25.8106689731285">
            <text:p>25.81066897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07">
            <text:p>407</text:p>
          </table:table-cell>
          <table:table-cell office:value-type="float" office:value="14960">
            <text:p>14960</text:p>
          </table:table-cell>
          <table:table-cell office:value-type="float" office:value="19930">
            <text:p>19930</text:p>
          </table:table-cell>
          <table:table-cell office:value-type="float" office:value="32573">
            <text:p>32573</text:p>
          </table:table-cell>
          <table:table-cell office:value-type="float" office:value="504">
            <text:p>504</text:p>
          </table:table-cell>
          <table:table-cell office:value-type="float" office:value="689.5">
            <text:p>689.5</text:p>
          </table:table-cell>
          <table:table-cell office:value-type="float" office:value="711.25">
            <text:p>711.25</text:p>
          </table:table-cell>
          <table:table-cell office:value-type="float" office:value="0.0336898395721925">
            <text:p>0.0336898396</text:p>
          </table:table-cell>
          <table:table-cell office:value-type="float" office:value="0.0345960863020572">
            <text:p>0.0345960863</text:p>
          </table:table-cell>
          <table:table-cell office:value-type="float" office:value="0.0218355693365671">
            <text:p>0.0218355693</text:p>
          </table:table-cell>
          <table:table-cell office:value-type="float" office:value="1.12013904887186">
            <text:p>1.1201390489</text:p>
          </table:table-cell>
          <table:table-cell office:value-type="float" office:value="1.12343220486454">
            <text:p>1.1234322049</text:p>
          </table:table-cell>
          <table:table-cell office:value-type="float" office:value="1.07735900517096">
            <text:p>1.0773590052</text:p>
          </table:table-cell>
          <table:table-cell office:value-type="float" office:value="20.9190283787824">
            <text:p>20.9190283788</text:p>
          </table:table-cell>
          <table:table-cell office:value-type="float" office:value="20.3800308375351">
            <text:p>20.3800308375</text:p>
          </table:table-cell>
          <table:table-cell office:value-type="float" office:value="32.0892740380188">
            <text:p>32.089274038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431">
            <text:p>431</text:p>
          </table:table-cell>
          <table:table-cell office:value-type="float" office:value="626">
            <text:p>626</text:p>
          </table:table-cell>
          <table:table-cell office:value-type="float" office:value="14230">
            <text:p>14230</text:p>
          </table:table-cell>
          <table:table-cell office:value-type="float" office:value="20738">
            <text:p>20738</text:p>
          </table:table-cell>
          <table:table-cell office:value-type="float" office:value="30183">
            <text:p>30183</text:p>
          </table:table-cell>
          <table:table-cell office:value-type="float" office:value="536.375">
            <text:p>536.375</text:p>
          </table:table-cell>
          <table:table-cell office:value-type="float" office:value="261.625">
            <text:p>261.625</text:p>
          </table:table-cell>
          <table:table-cell office:value-type="float" office:value="873.5">
            <text:p>873.5</text:p>
          </table:table-cell>
          <table:table-cell office:value-type="float" office:value="0.0376932536893886">
            <text:p>0.0376932537</text:p>
          </table:table-cell>
          <table:table-cell office:value-type="float" office:value="0.0126157295785515">
            <text:p>0.0126157296</text:p>
          </table:table-cell>
          <table:table-cell office:value-type="float" office:value="0.0289401318623066">
            <text:p>0.0289401319</text:p>
          </table:table-cell>
          <table:table-cell office:value-type="float" office:value="1.1347111194053">
            <text:p>1.1347111194</text:p>
          </table:table-cell>
          <table:table-cell office:value-type="float" office:value="1.04446700052522">
            <text:p>1.0444670005</text:p>
          </table:table-cell>
          <table:table-cell office:value-type="float" office:value="1.1029320227332">
            <text:p>1.1029320227</text:p>
          </table:table-cell>
          <table:table-cell office:value-type="float" office:value="18.7335939694538">
            <text:p>18.7335939695</text:p>
          </table:table-cell>
          <table:table-cell office:value-type="float" office:value="0">
            <text:p>0</text:p>
          </table:table-cell>
          <table:table-cell office:value-type="float" office:value="24.2959976500124">
            <text:p>24.29599765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table:number-columns-repeated="2" office:value-type="float" office:value="619">
            <text:p>619</text:p>
          </table:table-cell>
          <table:table-cell office:value-type="float" office:value="13816">
            <text:p>13816</text:p>
          </table:table-cell>
          <table:table-cell office:value-type="float" office:value="20818">
            <text:p>20818</text:p>
          </table:table-cell>
          <table:table-cell office:value-type="float" office:value="29597">
            <text:p>29597</text:p>
          </table:table-cell>
          <table:table-cell office:value-type="float" office:value="488.625">
            <text:p>488.625</text:p>
          </table:table-cell>
          <table:table-cell office:value-type="float" office:value="282.875">
            <text:p>282.875</text:p>
          </table:table-cell>
          <table:table-cell office:value-type="float" office:value="401.875">
            <text:p>401.875</text:p>
          </table:table-cell>
          <table:table-cell office:value-type="float" office:value="0.0353666039374638">
            <text:p>0.0353666039</text:p>
          </table:table-cell>
          <table:table-cell office:value-type="float" office:value="0.0135880007685657">
            <text:p>0.0135880008</text:p>
          </table:table-cell>
          <table:table-cell office:value-type="float" office:value="0.0135782342805014">
            <text:p>0.0135782343</text:p>
          </table:table-cell>
          <table:table-cell office:value-type="float" office:value="1.1262346752623">
            <text:p>1.1262346753</text:p>
          </table:table-cell>
          <table:table-cell office:value-type="float" office:value="1.04791988486916">
            <text:p>1.0479198849</text:p>
          </table:table-cell>
          <table:table-cell office:value-type="float" office:value="1.04788518213626">
            <text:p>1.0478851821</text:p>
          </table:table-cell>
          <table:table-cell office:value-type="float" office:value="19.9434843544071">
            <text:p>19.94348435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1">
            <text:p>321</text:p>
          </table:table-cell>
          <table:table-cell office:value-type="float" office:value="639">
            <text:p>639</text:p>
          </table:table-cell>
          <table:table-cell office:value-type="float" office:value="14026">
            <text:p>14026</text:p>
          </table:table-cell>
          <table:table-cell office:value-type="float" office:value="22544">
            <text:p>22544</text:p>
          </table:table-cell>
          <table:table-cell office:value-type="float" office:value="32077">
            <text:p>32077</text:p>
          </table:table-cell>
          <table:table-cell office:value-type="float" office:value="432.875">
            <text:p>432.875</text:p>
          </table:table-cell>
          <table:table-cell office:value-type="float" office:value="472.25">
            <text:p>472.25</text:p>
          </table:table-cell>
          <table:table-cell office:value-type="float" office:value="801.25">
            <text:p>801.25</text:p>
          </table:table-cell>
          <table:table-cell office:value-type="float" office:value="0.0308623271068017">
            <text:p>0.0308623271</text:p>
          </table:table-cell>
          <table:table-cell office:value-type="float" office:value="0.0209479240596167">
            <text:p>0.0209479241</text:p>
          </table:table-cell>
          <table:table-cell office:value-type="float" office:value="0.0249789568849955">
            <text:p>0.0249789569</text:p>
          </table:table-cell>
          <table:table-cell office:value-type="float" office:value="1.10988501201332">
            <text:p>1.109885012</text:p>
          </table:table-cell>
          <table:table-cell office:value-type="float" office:value="1.07417781263258">
            <text:p>1.0741778126</text:p>
          </table:table-cell>
          <table:table-cell office:value-type="float" office:value="1.08864928774013">
            <text:p>1.0886492877</text:p>
          </table:table-cell>
          <table:table-cell office:value-type="float" office:value="22.8041476195803">
            <text:p>22.8041476196</text:p>
          </table:table-cell>
          <table:table-cell office:value-type="float" office:value="33.4344391764625">
            <text:p>33.4344391765</text:p>
          </table:table-cell>
          <table:table-cell office:value-type="float" office:value="28.0943929334515">
            <text:p>28.0943929335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54">
            <text:p>454</text:p>
          </table:table-cell>
          <table:table-cell office:value-type="float" office:value="651">
            <text:p>651</text:p>
          </table:table-cell>
          <table:table-cell office:value-type="float" office:value="14772">
            <text:p>14772</text:p>
          </table:table-cell>
          <table:table-cell office:value-type="float" office:value="22962">
            <text:p>22962</text:p>
          </table:table-cell>
          <table:table-cell office:value-type="float" office:value="34086">
            <text:p>34086</text:p>
          </table:table-cell>
          <table:table-cell office:value-type="float" office:value="268.5">
            <text:p>268.5</text:p>
          </table:table-cell>
          <table:table-cell office:value-type="float" office:value="498.5">
            <text:p>498.5</text:p>
          </table:table-cell>
          <table:table-cell office:value-type="float" office:value="151.75">
            <text:p>151.75</text:p>
          </table:table-cell>
          <table:table-cell office:value-type="float" office:value="0.0181762794476036">
            <text:p>0.0181762794</text:p>
          </table:table-cell>
          <table:table-cell office:value-type="float" office:value="0.0217097813779288">
            <text:p>0.0217097814</text:p>
          </table:table-cell>
          <table:table-cell office:value-type="float" office:value="0.00445197441764947">
            <text:p>0.0044519744</text:p>
          </table:table-cell>
          <table:table-cell office:value-type="float" office:value="1.06426451725034">
            <text:p>1.0642645173</text:p>
          </table:table-cell>
          <table:table-cell office:value-type="float" office:value="1.07690801145341">
            <text:p>1.0769080115</text:p>
          </table:table-cell>
          <table:table-cell office:value-type="float" office:value="1.01562075781116">
            <text:p>1.0156207578</text:p>
          </table:table-cell>
          <table:table-cell office:value-type="float" office:value="0">
            <text:p>0</text:p>
          </table:table-cell>
          <table:table-cell office:value-type="float" office:value="32.2732077561814">
            <text:p>32.27320775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17">
            <text:p>417</text:p>
          </table:table-cell>
          <table:table-cell office:value-type="float" office:value="615">
            <text:p>615</text:p>
          </table:table-cell>
          <table:table-cell office:value-type="float" office:value="15395">
            <text:p>15395</text:p>
          </table:table-cell>
          <table:table-cell office:value-type="float" office:value="21531">
            <text:p>21531</text:p>
          </table:table-cell>
          <table:table-cell office:value-type="float" office:value="36114">
            <text:p>36114</text:p>
          </table:table-cell>
          <table:table-cell office:value-type="float" office:value="208.25">
            <text:p>208.25</text:p>
          </table:table-cell>
          <table:table-cell office:value-type="float" office:value="596.5">
            <text:p>596.5</text:p>
          </table:table-cell>
          <table:table-cell office:value-type="float" office:value="-6">
            <text:p>-6</text:p>
          </table:table-cell>
          <table:table-cell office:value-type="float" office:value="0.0135271191945437">
            <text:p>0.0135271192</text:p>
          </table:table-cell>
          <table:table-cell office:value-type="float" office:value="0.0277042403975663">
            <text:p>0.0277042404</text:p>
          </table:table-cell>
          <table:table-cell office:value-type="float" office:value="-0.000166140554909453">
            <text:p>-0.0001661406</text:p>
          </table:table-cell>
          <table:table-cell office:value-type="float" office:value="1.04770356377016">
            <text:p>1.0477035638</text:p>
          </table:table-cell>
          <table:table-cell office:value-type="float" office:value="1.09846919026605">
            <text:p>1.0984691903</text:p>
          </table:table-cell>
          <table:table-cell office:value-type="float" office:value="0.999418562159078">
            <text:p>0.9994185622</text:p>
          </table:table-cell>
          <table:table-cell office:value-type="float" office:value="0">
            <text:p>0</text:p>
          </table:table-cell>
          <table:table-cell office:value-type="float" office:value="25.3645289713642">
            <text:p>25.36452897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400">
            <text:p>400</text:p>
          </table:table-cell>
          <table:table-cell office:value-type="float" office:value="599">
            <text:p>599</text:p>
          </table:table-cell>
          <table:table-cell office:value-type="float" office:value="15823">
            <text:p>15823</text:p>
          </table:table-cell>
          <table:table-cell office:value-type="float" office:value="23312">
            <text:p>23312</text:p>
          </table:table-cell>
          <table:table-cell office:value-type="float" office:value="40602">
            <text:p>40602</text:p>
          </table:table-cell>
          <table:table-cell office:value-type="float" office:value="218.75">
            <text:p>218.75</text:p>
          </table:table-cell>
          <table:table-cell office:value-type="float" office:value="256.75">
            <text:p>256.75</text:p>
          </table:table-cell>
          <table:table-cell office:value-type="float" office:value="508.875">
            <text:p>508.875</text:p>
          </table:table-cell>
          <table:table-cell office:value-type="float" office:value="0.013824811982557">
            <text:p>0.013824812</text:p>
          </table:table-cell>
          <table:table-cell office:value-type="float" office:value="0.0110136410432395">
            <text:p>0.011013641</text:p>
          </table:table-cell>
          <table:table-cell office:value-type="float" office:value="0.0125332495936161">
            <text:p>0.0125332496</text:p>
          </table:table-cell>
          <table:table-cell office:value-type="float" office:value="1.0487614477746">
            <text:p>1.0487614478</text:p>
          </table:table-cell>
          <table:table-cell office:value-type="float" office:value="1.03878549221784">
            <text:p>1.0387854922</text:p>
          </table:table-cell>
          <table:table-cell office:value-type="float" office:value="1.04417425497459">
            <text:p>1.0441742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310">
            <text:p>310</text:p>
          </table:table-cell>
          <table:table-cell table:number-columns-repeated="2" office:value-type="float" office:value="637">
            <text:p>637</text:p>
          </table:table-cell>
          <table:table-cell office:value-type="float" office:value="16945">
            <text:p>16945</text:p>
          </table:table-cell>
          <table:table-cell office:value-type="float" office:value="23028">
            <text:p>23028</text:p>
          </table:table-cell>
          <table:table-cell office:value-type="float" office:value="38346">
            <text:p>38346</text:p>
          </table:table-cell>
          <table:table-cell office:value-type="float" office:value="332.75">
            <text:p>332.75</text:p>
          </table:table-cell>
          <table:table-cell office:value-type="float" office:value="493">
            <text:p>493</text:p>
          </table:table-cell>
          <table:table-cell office:value-type="float" office:value="372.25">
            <text:p>372.25</text:p>
          </table:table-cell>
          <table:table-cell office:value-type="float" office:value="0.0196370610799646">
            <text:p>0.0196370611</text:p>
          </table:table-cell>
          <table:table-cell office:value-type="float" office:value="0.0214087198193504">
            <text:p>0.0214087198</text:p>
          </table:table-cell>
          <table:table-cell office:value-type="float" office:value="0.00970766181609555">
            <text:p>0.0097076618</text:p>
          </table:table-cell>
          <table:table-cell office:value-type="float" office:value="1.06948551754888">
            <text:p>1.0694855175</text:p>
          </table:table-cell>
          <table:table-cell office:value-type="float" office:value="1.07582885260496">
            <text:p>1.0758288526</text:p>
          </table:table-cell>
          <table:table-cell office:value-type="float" office:value="1.03416152420429">
            <text:p>1.0341615242</text:p>
          </table:table-cell>
          <table:table-cell office:value-type="float" office:value="0">
            <text:p>0</text:p>
          </table:table-cell>
          <table:table-cell office:value-type="float" office:value="32.7222126591344">
            <text:p>32.72221265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0">
            <text:p>320</text:p>
          </table:table-cell>
          <table:table-cell office:value-type="float" office:value="650">
            <text:p>650</text:p>
          </table:table-cell>
          <table:table-cell office:value-type="float" office:value="16835">
            <text:p>16835</text:p>
          </table:table-cell>
          <table:table-cell office:value-type="float" office:value="23717">
            <text:p>23717</text:p>
          </table:table-cell>
          <table:table-cell office:value-type="float" office:value="33757">
            <text:p>33757</text:p>
          </table:table-cell>
          <table:table-cell office:value-type="float" office:value="373.5">
            <text:p>373.5</text:p>
          </table:table-cell>
          <table:table-cell office:value-type="float" office:value="99.375">
            <text:p>99.375</text:p>
          </table:table-cell>
          <table:table-cell office:value-type="float" office:value="208.25">
            <text:p>208.25</text:p>
          </table:table-cell>
          <table:table-cell office:value-type="float" office:value="0.0221859221859222">
            <text:p>0.0221859222</text:p>
          </table:table-cell>
          <table:table-cell office:value-type="float" office:value="0.00419003246616351">
            <text:p>0.0041900325</text:p>
          </table:table-cell>
          <table:table-cell office:value-type="float" office:value="0.00616909085523003">
            <text:p>0.0061690909</text:p>
          </table:table-cell>
          <table:table-cell office:value-type="float" office:value="1.07861546933148">
            <text:p>1.0786154693</text:p>
          </table:table-cell>
          <table:table-cell office:value-type="float" office:value="1.01469952412082">
            <text:p>1.0146995241</text:p>
          </table:table-cell>
          <table:table-cell office:value-type="float" office:value="1.02166641104999">
            <text:p>1.021666411</text:p>
          </table:table-cell>
          <table:table-cell office:value-type="float" office:value="31.5879641584137">
            <text:p>31.58796415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22">
            <text:p>322</text:p>
          </table:table-cell>
          <table:table-cell office:value-type="float" office:value="655">
            <text:p>655</text:p>
          </table:table-cell>
          <table:table-cell office:value-type="float" office:value="15896">
            <text:p>15896</text:p>
          </table:table-cell>
          <table:table-cell office:value-type="float" office:value="22325">
            <text:p>22325</text:p>
          </table:table-cell>
          <table:table-cell office:value-type="float" office:value="35029">
            <text:p>35029</text:p>
          </table:table-cell>
          <table:table-cell office:value-type="float" office:value="408.5">
            <text:p>408.5</text:p>
          </table:table-cell>
          <table:table-cell office:value-type="float" office:value="410.5">
            <text:p>410.5</text:p>
          </table:table-cell>
          <table:table-cell office:value-type="float" office:value="268.375">
            <text:p>268.375</text:p>
          </table:table-cell>
          <table:table-cell office:value-type="float" office:value="0.0256982888777051">
            <text:p>0.0256982889</text:p>
          </table:table-cell>
          <table:table-cell office:value-type="float" office:value="0.0183874580067189">
            <text:p>0.018387458</text:p>
          </table:table-cell>
          <table:table-cell office:value-type="float" office:value="0.00766150903537069">
            <text:p>0.007661509</text:p>
          </table:table-cell>
          <table:table-cell office:value-type="float" office:value="1.0912383990924">
            <text:p>1.0912383991</text:p>
          </table:table-cell>
          <table:table-cell office:value-type="float" office:value="1.06501877630294">
            <text:p>1.0650187763</text:p>
          </table:table-cell>
          <table:table-cell office:value-type="float" office:value="1.02693033111637">
            <text:p>1.0269303311</text:p>
          </table:table-cell>
          <table:table-cell office:value-type="float" office:value="27.3176112283512">
            <text:p>27.31761122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73">
            <text:p>673</text:p>
          </table:table-cell>
          <table:table-cell office:value-type="float" office:value="465">
            <text:p>465</text:p>
          </table:table-cell>
          <table:table-cell office:value-type="float" office:value="673">
            <text:p>673</text:p>
          </table:table-cell>
          <table:table-cell office:value-type="float" office:value="15555">
            <text:p>15555</text:p>
          </table:table-cell>
          <table:table-cell office:value-type="float" office:value="23688">
            <text:p>23688</text:p>
          </table:table-cell>
          <table:table-cell office:value-type="float" office:value="38939">
            <text:p>38939</text:p>
          </table:table-cell>
          <table:table-cell office:value-type="float" office:value="692.875">
            <text:p>692.875</text:p>
          </table:table-cell>
          <table:table-cell office:value-type="float" office:value="-43.5">
            <text:p>-43.5</text:p>
          </table:table-cell>
          <table:table-cell office:value-type="float" office:value="875.125">
            <text:p>875.125</text:p>
          </table:table-cell>
          <table:table-cell office:value-type="float" office:value="0.0445435551269688">
            <text:p>0.0445435551</text:p>
          </table:table-cell>
          <table:table-cell office:value-type="float" office:value="-0.00183637284701114">
            <text:p>-0.0018363728</text:p>
          </table:table-cell>
          <table:table-cell office:value-type="float" office:value="0.022474254603354">
            <text:p>0.0224742546</text:p>
          </table:table-cell>
          <table:table-cell office:value-type="float" office:value="1.15979133441896">
            <text:p>1.1597913344</text:p>
          </table:table-cell>
          <table:table-cell office:value-type="float" office:value="0.993579304675318">
            <text:p>0.9935793047</text:p>
          </table:table-cell>
          <table:table-cell office:value-type="float" office:value="1.07964987166689">
            <text:p>1.0796498717</text:p>
          </table:table-cell>
          <table:table-cell office:value-type="float" office:value="15.9051668267939">
            <text:p>15.9051668268</text:p>
          </table:table-cell>
          <table:table-cell office:value-type="float" office:value="0">
            <text:p>0</text:p>
          </table:table-cell>
          <table:table-cell office:value-type="float" office:value="31.1871216209393">
            <text:p>31.1871216209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42">
            <text:p>342</text:p>
          </table:table-cell>
          <table:table-cell office:value-type="float" office:value="682">
            <text:p>682</text:p>
          </table:table-cell>
          <table:table-cell office:value-type="float" office:value="16688">
            <text:p>16688</text:p>
          </table:table-cell>
          <table:table-cell office:value-type="float" office:value="25850">
            <text:p>25850</text:p>
          </table:table-cell>
          <table:table-cell office:value-type="float" office:value="37207">
            <text:p>37207</text:p>
          </table:table-cell>
          <table:table-cell office:value-type="float" office:value="410">
            <text:p>410</text:p>
          </table:table-cell>
          <table:table-cell office:value-type="float" office:value="476.125">
            <text:p>476.125</text:p>
          </table:table-cell>
          <table:table-cell office:value-type="float" office:value="581">
            <text:p>581</text:p>
          </table:table-cell>
          <table:table-cell office:value-type="float" office:value="0.024568552253116">
            <text:p>0.0245685523</text:p>
          </table:table-cell>
          <table:table-cell office:value-type="float" office:value="0.0184187620889749">
            <text:p>0.0184187621</text:p>
          </table:table-cell>
          <table:table-cell office:value-type="float" office:value="0.0156153411992367">
            <text:p>0.0156153412</text:p>
          </table:table-cell>
          <table:table-cell office:value-type="float" office:value="1.08717301585514">
            <text:p>1.0871730159</text:p>
          </table:table-cell>
          <table:table-cell office:value-type="float" office:value="1.06513059887332">
            <text:p>1.0651305989</text:p>
          </table:table-cell>
          <table:table-cell office:value-type="float" office:value="1.05513161840364">
            <text:p>1.0551316184</text:p>
          </table:table-cell>
          <table:table-cell office:value-type="float" office:value="28.5579524731598">
            <text:p>28.55795247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43">
            <text:p>343</text:p>
          </table:table-cell>
          <table:table-cell office:value-type="float" office:value="475">
            <text:p>475</text:p>
          </table:table-cell>
          <table:table-cell office:value-type="float" office:value="687">
            <text:p>687</text:p>
          </table:table-cell>
          <table:table-cell office:value-type="float" office:value="17803">
            <text:p>17803</text:p>
          </table:table-cell>
          <table:table-cell office:value-type="float" office:value="24035">
            <text:p>24035</text:p>
          </table:table-cell>
          <table:table-cell office:value-type="float" office:value="37116">
            <text:p>37116</text:p>
          </table:table-cell>
          <table:table-cell office:value-type="float" office:value="130.625">
            <text:p>130.625</text:p>
          </table:table-cell>
          <table:table-cell office:value-type="float" office:value="186">
            <text:p>186</text:p>
          </table:table-cell>
          <table:table-cell office:value-type="float" office:value="1400.75">
            <text:p>1400.75</text:p>
          </table:table-cell>
          <table:table-cell office:value-type="float" office:value="0.00733724653148346">
            <text:p>0.0073372465</text:p>
          </table:table-cell>
          <table:table-cell office:value-type="float" office:value="0.00773871437486998">
            <text:p>0.0077387144</text:p>
          </table:table-cell>
          <table:table-cell office:value-type="float" office:value="0.0377397887703416">
            <text:p>0.0377397888</text:p>
          </table:table-cell>
          <table:table-cell office:value-type="float" office:value="1.02578587982605">
            <text:p>1.0257858798</text:p>
          </table:table-cell>
          <table:table-cell office:value-type="float" office:value="1.02720288020439">
            <text:p>1.0272028802</text:p>
          </table:table-cell>
          <table:table-cell office:value-type="float" office:value="1.1348808723428">
            <text:p>1.1348808723</text:p>
          </table:table-cell>
          <table:table-cell table:number-columns-repeated="2" office:value-type="float" office:value="0">
            <text:p>0</text:p>
          </table:table-cell>
          <table:table-cell office:value-type="float" office:value="18.7109166118756">
            <text:p>18.7109166119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343">
            <text:p>343</text:p>
          </table:table-cell>
          <table:table-cell office:value-type="float" office:value="691">
            <text:p>691</text:p>
          </table:table-cell>
          <table:table-cell office:value-type="float" office:value="15502">
            <text:p>15502</text:p>
          </table:table-cell>
          <table:table-cell office:value-type="float" office:value="24356">
            <text:p>24356</text:p>
          </table:table-cell>
          <table:table-cell office:value-type="float" office:value="38952">
            <text:p>38952</text:p>
          </table:table-cell>
          <table:table-cell office:value-type="float" office:value="-445.125">
            <text:p>-445.125</text:p>
          </table:table-cell>
          <table:table-cell office:value-type="float" office:value="-220.75">
            <text:p>-220.75</text:p>
          </table:table-cell>
          <table:table-cell office:value-type="float" office:value="1665">
            <text:p>1665</text:p>
          </table:table-cell>
          <table:table-cell office:value-type="float" office:value="-0.0287140368984647">
            <text:p>-0.0287140369</text:p>
          </table:table-cell>
          <table:table-cell office:value-type="float" office:value="-0.00906347511906717">
            <text:p>-0.0090634751</text:p>
          </table:table-cell>
          <table:table-cell office:value-type="float" office:value="0.0427449168207024">
            <text:p>0.0427449168</text:p>
          </table:table-cell>
          <table:table-cell office:value-type="float" office:value="0.901116882848786">
            <text:p>0.9011168828</text:p>
          </table:table-cell>
          <table:table-cell office:value-type="float" office:value="0.968438844382483">
            <text:p>0.9684388444</text:p>
          </table:table-cell>
          <table:table-cell office:value-type="float" office:value="1.15318837958392">
            <text:p>1.1531883796</text:p>
          </table:table-cell>
          <table:table-cell office:value-type="float" office:value="-23.7914067924878">
            <text:p>-23.7914067925</text:p>
          </table:table-cell>
          <table:table-cell office:value-type="float" office:value="0">
            <text:p>0</text:p>
          </table:table-cell>
          <table:table-cell office:value-type="float" office:value="16.5600532136324">
            <text:p>16.5600532136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float" office:value="743">
            <text:p>743</text:p>
          </table:table-cell>
          <table:table-cell office:value-type="float" office:value="390">
            <text:p>390</text:p>
          </table:table-cell>
          <table:table-cell office:value-type="float" office:value="16698">
            <text:p>16698</text:p>
          </table:table-cell>
          <table:table-cell office:value-type="float" office:value="26866">
            <text:p>26866</text:p>
          </table:table-cell>
          <table:table-cell office:value-type="float" office:value="43435">
            <text:p>43435</text:p>
          </table:table-cell>
          <table:table-cell office:value-type="float" office:value="-586.5">
            <text:p>-586.5</text:p>
          </table:table-cell>
          <table:table-cell office:value-type="float" office:value="98.5">
            <text:p>98.5</text:p>
          </table:table-cell>
          <table:table-cell office:value-type="float" office:value="1861.5">
            <text:p>1861.5</text:p>
          </table:table-cell>
          <table:table-cell office:value-type="float" office:value="-0.0351239669421488">
            <text:p>-0.0351239669</text:p>
          </table:table-cell>
          <table:table-cell office:value-type="float" office:value="0.00366634407801682">
            <text:p>0.0036663441</text:p>
          </table:table-cell>
          <table:table-cell office:value-type="float" office:value="0.0428571428571429">
            <text:p>0.0428571429</text:p>
          </table:table-cell>
          <table:table-cell office:value-type="float" office:value="0.879484154087835">
            <text:p>0.8794841541</text:p>
          </table:table-cell>
          <table:table-cell office:value-type="float" office:value="1.0128585507477">
            <text:p>1.0128585507</text:p>
          </table:table-cell>
          <table:table-cell office:value-type="float" office:value="1.1536">
            <text:p>1.1536</text:p>
          </table:table-cell>
          <table:table-cell office:value-type="float" office:value="-19.3856690906262">
            <text:p>-19.3856690906</text:p>
          </table:table-cell>
          <table:table-cell office:value-type="float" office:value="0">
            <text:p>0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10">
            <text:p>410</text:p>
          </table:table-cell>
          <table:table-cell office:value-type="float" office:value="548">
            <text:p>548</text:p>
          </table:table-cell>
          <table:table-cell office:value-type="float" office:value="17848">
            <text:p>17848</text:p>
          </table:table-cell>
          <table:table-cell office:value-type="float" office:value="26325">
            <text:p>26325</text:p>
          </table:table-cell>
          <table:table-cell office:value-type="float" office:value="42978">
            <text:p>42978</text:p>
          </table:table-cell>
          <table:table-cell office:value-type="float" office:value="-547.125">
            <text:p>-547.125</text:p>
          </table:table-cell>
          <table:table-cell office:value-type="float" office:value="519.25">
            <text:p>519.25</text:p>
          </table:table-cell>
          <table:table-cell office:value-type="float" office:value="2023.5">
            <text:p>2023.5</text:p>
          </table:table-cell>
          <table:table-cell office:value-type="float" office:value="-0.0306546952039444">
            <text:p>-0.0306546952</text:p>
          </table:table-cell>
          <table:table-cell office:value-type="float" office:value="0.0197245963912631">
            <text:p>0.0197245964</text:p>
          </table:table-cell>
          <table:table-cell office:value-type="float" office:value="0.0470822281167109">
            <text:p>0.0470822281</text:p>
          </table:table-cell>
          <table:table-cell office:value-type="float" office:value="0.894550399048766">
            <text:p>0.894550399</text:p>
          </table:table-cell>
          <table:table-cell office:value-type="float" office:value="1.06979864438691">
            <text:p>1.0697986444</text:p>
          </table:table-cell>
          <table:table-cell office:value-type="float" office:value="1.16913260136918">
            <text:p>1.1691326014</text:p>
          </table:table-cell>
          <table:table-cell office:value-type="float" office:value="-22.2630804178046">
            <text:p>-22.2630804178</text:p>
          </table:table-cell>
          <table:table-cell office:value-type="float" office:value="0">
            <text:p>0</text:p>
          </table:table-cell>
          <table:table-cell office:value-type="float" office:value="15.0659717982389">
            <text:p>15.0659717982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3">
            <text:p>3</text:p>
          </table:table-cell>
          <table:table-cell office:value-type="float" office:value="368">
            <text:p>368</text:p>
          </table:table-cell>
          <table:table-cell table:number-columns-repeated="2" office:value-type="float" office:value="508">
            <text:p>508</text:p>
          </table:table-cell>
          <table:table-cell office:value-type="float" office:value="17181">
            <text:p>17181</text:p>
          </table:table-cell>
          <table:table-cell office:value-type="float" office:value="26928">
            <text:p>26928</text:p>
          </table:table-cell>
          <table:table-cell office:value-type="float" office:value="45144">
            <text:p>45144</text:p>
          </table:table-cell>
          <table:table-cell office:value-type="float" office:value="-548.625">
            <text:p>-548.625</text:p>
          </table:table-cell>
          <table:table-cell office:value-type="float" office:value="1117.75">
            <text:p>1117.75</text:p>
          </table:table-cell>
          <table:table-cell office:value-type="float" office:value="1873.875">
            <text:p>1873.875</text:p>
          </table:table-cell>
          <table:table-cell office:value-type="float" office:value="-0.0319320761306094">
            <text:p>-0.0319320761</text:p>
          </table:table-cell>
          <table:table-cell table:number-columns-repeated="2" office:value-type="float" office:value="0.0415088383838384">
            <text:p>0.0415088384</text:p>
          </table:table-cell>
          <table:table-cell office:value-type="float" office:value="0.890236262215449">
            <text:p>0.8902362622</text:p>
          </table:table-cell>
          <table:table-cell table:number-columns-repeated="2" office:value-type="float" office:value="1.14865798232483">
            <text:p>1.1486579823</text:p>
          </table:table-cell>
          <table:table-cell office:value-type="float" office:value="-21.3584768479046">
            <text:p>-21.3584768479</text:p>
          </table:table-cell>
          <table:table-cell table:number-columns-repeated="2" office:value-type="float" office:value="17.0430097447857">
            <text:p>17.0430097448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44">
            <text:p>444</text:p>
          </table:table-cell>
          <table:table-cell office:value-type="float" office:value="587">
            <text:p>587</text:p>
          </table:table-cell>
          <table:table-cell office:value-type="float" office:value="13053">
            <text:p>13053</text:p>
          </table:table-cell>
          <table:table-cell office:value-type="float" office:value="24938">
            <text:p>24938</text:p>
          </table:table-cell>
          <table:table-cell office:value-type="float" office:value="45486">
            <text:p>45486</text:p>
          </table:table-cell>
          <table:table-cell office:value-type="float" office:value="-582.5">
            <text:p>-582.5</text:p>
          </table:table-cell>
          <table:table-cell office:value-type="float" office:value="328.375">
            <text:p>328.375</text:p>
          </table:table-cell>
          <table:table-cell office:value-type="float" office:value="2094.75">
            <text:p>2094.75</text:p>
          </table:table-cell>
          <table:table-cell office:value-type="float" office:value="-0.0446257565310657">
            <text:p>-0.0446257565</text:p>
          </table:table-cell>
          <table:table-cell office:value-type="float" office:value="0.0131676557863501">
            <text:p>0.0131676558</text:p>
          </table:table-cell>
          <table:table-cell office:value-type="float" office:value="0.0460526315789474">
            <text:p>0.0460526316</text:p>
          </table:table-cell>
          <table:table-cell office:value-type="float" office:value="0.847713110107371">
            <text:p>0.8477131101</text:p>
          </table:table-cell>
          <table:table-cell office:value-type="float" office:value="1.04642663408368">
            <text:p>1.0464266341</text:p>
          </table:table-cell>
          <table:table-cell office:value-type="float" office:value="1.16534106648199">
            <text:p>1.1653410665</text:p>
          </table:table-cell>
          <table:table-cell office:value-type="float" office:value="-15.1832361362068">
            <text:p>-15.1832361362</text:p>
          </table:table-cell>
          <table:table-cell office:value-type="float" office:value="0">
            <text:p>0</text:p>
          </table:table-cell>
          <table:table-cell office:value-type="float" office:value="15.3951689290541">
            <text:p>15.3951689291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70">
            <text:p>470</text:p>
          </table:table-cell>
          <table:table-cell office:value-type="float" office:value="617">
            <text:p>617</text:p>
          </table:table-cell>
          <table:table-cell office:value-type="float" office:value="14136">
            <text:p>14136</text:p>
          </table:table-cell>
          <table:table-cell office:value-type="float" office:value="26862">
            <text:p>26862</text:p>
          </table:table-cell>
          <table:table-cell office:value-type="float" office:value="47994">
            <text:p>47994</text:p>
          </table:table-cell>
          <table:table-cell office:value-type="float" office:value="-526.25">
            <text:p>-526.25</text:p>
          </table:table-cell>
          <table:table-cell office:value-type="float" office:value="605.875">
            <text:p>605.875</text:p>
          </table:table-cell>
          <table:table-cell office:value-type="float" office:value="1824">
            <text:p>1824</text:p>
          </table:table-cell>
          <table:table-cell office:value-type="float" office:value="-0.0372276457272213">
            <text:p>-0.0372276457</text:p>
          </table:table-cell>
          <table:table-cell office:value-type="float" office:value="0.0225550964187328">
            <text:p>0.0225550964</text:p>
          </table:table-cell>
          <table:table-cell office:value-type="float" office:value="0.0380047505938242">
            <text:p>0.0380047506</text:p>
          </table:table-cell>
          <table:table-cell office:value-type="float" office:value="0.872419599263253">
            <text:p>0.8724195993</text:p>
          </table:table-cell>
          <table:table-cell office:value-type="float" office:value="1.0799399529195">
            <text:p>1.0799399529</text:p>
          </table:table-cell>
          <table:table-cell office:value-type="float" office:value="1.13584757477107">
            <text:p>1.1358475748</text:p>
          </table:table-cell>
          <table:table-cell office:value-type="float" office:value="-18.2703866891811">
            <text:p>-18.2703866892</text:p>
          </table:table-cell>
          <table:table-cell office:value-type="float" office:value="31.0765739811198">
            <text:p>31.0765739811</text:p>
          </table:table-cell>
          <table:table-cell office:value-type="float" office:value="18.5828542753607">
            <text:p>18.582854275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3">
            <text:p>3</text:p>
          </table:table-cell>
          <table:table-cell office:value-type="float" office:value="475">
            <text:p>475</text:p>
          </table:table-cell>
          <table:table-cell table:number-columns-repeated="2" office:value-type="float" office:value="626">
            <text:p>626</text:p>
          </table:table-cell>
          <table:table-cell office:value-type="float" office:value="13376">
            <text:p>13376</text:p>
          </table:table-cell>
          <table:table-cell office:value-type="float" office:value="27608">
            <text:p>27608</text:p>
          </table:table-cell>
          <table:table-cell office:value-type="float" office:value="51357">
            <text:p>51357</text:p>
          </table:table-cell>
          <table:table-cell office:value-type="float" office:value="-390.625">
            <text:p>-390.625</text:p>
          </table:table-cell>
          <table:table-cell office:value-type="float" office:value="710.5">
            <text:p>710.5</text:p>
          </table:table-cell>
          <table:table-cell office:value-type="float" office:value="1724.25">
            <text:p>1724.25</text:p>
          </table:table-cell>
          <table:table-cell office:value-type="float" office:value="-0.0292034240430622">
            <text:p>-0.029203424</text:p>
          </table:table-cell>
          <table:table-cell office:value-type="float" office:value="0.0257352941176471">
            <text:p>0.0257352941</text:p>
          </table:table-cell>
          <table:table-cell office:value-type="float" office:value="0.0335738068812431">
            <text:p>0.0335738069</text:p>
          </table:table-cell>
          <table:table-cell office:value-type="float" office:value="0.899459582201926">
            <text:p>0.8994595822</text:p>
          </table:table-cell>
          <table:table-cell office:value-type="float" office:value="1.09137164792388">
            <text:p>1.0913716479</text:p>
          </table:table-cell>
          <table:table-cell office:value-type="float" office:value="1.11971763708101">
            <text:p>1.1197176371</text:p>
          </table:table-cell>
          <table:table-cell office:value-type="float" office:value="-23.3868483767402">
            <text:p>-23.3868483767</text:p>
          </table:table-cell>
          <table:table-cell office:value-type="float" office:value="27.2788248993945">
            <text:p>27.2788248994</text:p>
          </table:table-cell>
          <table:table-cell office:value-type="float" office:value="20.9901408701655">
            <text:p>20.9901408702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02">
            <text:p>502</text:p>
          </table:table-cell>
          <table:table-cell office:value-type="float" office:value="913">
            <text:p>913</text:p>
          </table:table-cell>
          <table:table-cell office:value-type="float" office:value="11913">
            <text:p>11913</text:p>
          </table:table-cell>
          <table:table-cell office:value-type="float" office:value="26145">
            <text:p>26145</text:p>
          </table:table-cell>
          <table:table-cell office:value-type="float" office:value="50922">
            <text:p>50922</text:p>
          </table:table-cell>
          <table:table-cell office:value-type="float" office:value="-85.625">
            <text:p>-85.625</text:p>
          </table:table-cell>
          <table:table-cell office:value-type="float" office:value="-310.625">
            <text:p>-310.625</text:p>
          </table:table-cell>
          <table:table-cell office:value-type="float" office:value="1476">
            <text:p>1476</text:p>
          </table:table-cell>
          <table:table-cell office:value-type="float" office:value="-0.00718752623184756">
            <text:p>-0.0071875262</text:p>
          </table:table-cell>
          <table:table-cell office:value-type="float" office:value="-0.0118808567603748">
            <text:p>-0.0118808568</text:p>
          </table:table-cell>
          <table:table-cell office:value-type="float" office:value="0.0289855072463768">
            <text:p>0.0289855072</text:p>
          </table:table-cell>
          <table:table-cell office:value-type="float" office:value="0.974944912833867">
            <text:p>0.9749449128</text:p>
          </table:table-cell>
          <table:table-cell office:value-type="float" office:value="0.958693664663115">
            <text:p>0.9586936647</text:p>
          </table:table-cell>
          <table:table-cell office:value-type="float" office:value="1.10309598823777">
            <text:p>1.1030959882</text:p>
          </table:table-cell>
          <table:table-cell table:number-columns-repeated="2" office:value-type="float" office:value="0">
            <text:p>0</text:p>
          </table:table-cell>
          <table:table-cell office:value-type="float" office:value="24.2585008793437">
            <text:p>24.2585008793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3">
            <text:p>3</text:p>
          </table:table-cell>
          <table:table-cell office:value-type="float" office:value="595">
            <text:p>595</text:p>
          </table:table-cell>
          <table:table-cell table:number-columns-repeated="2" office:value-type="float" office:value="757">
            <text:p>757</text:p>
          </table:table-cell>
          <table:table-cell office:value-type="float" office:value="14003">
            <text:p>14003</text:p>
          </table:table-cell>
          <table:table-cell office:value-type="float" office:value="26656">
            <text:p>26656</text:p>
          </table:table-cell>
          <table:table-cell office:value-type="float" office:value="54264">
            <text:p>54264</text:p>
          </table:table-cell>
          <table:table-cell office:value-type="float" office:value="570">
            <text:p>570</text:p>
          </table:table-cell>
          <table:table-cell office:value-type="float" office:value="763">
            <text:p>763</text:p>
          </table:table-cell>
          <table:table-cell office:value-type="float" office:value="1553.25">
            <text:p>1553.25</text:p>
          </table:table-cell>
          <table:table-cell office:value-type="float" office:value="0.0407055630936228">
            <text:p>0.0407055631</text:p>
          </table:table-cell>
          <table:table-cell table:number-columns-repeated="2" office:value-type="float" office:value="0.0286239495798319">
            <text:p>0.0286239496</text:p>
          </table:table-cell>
          <table:table-cell office:value-type="float" office:value="1.14571707884655">
            <text:p>1.1457170788</text:p>
          </table:table-cell>
          <table:table-cell table:number-columns-repeated="2" office:value-type="float" office:value="1.10178971128893">
            <text:p>1.1017897113</text:p>
          </table:table-cell>
          <table:table-cell office:value-type="float" office:value="17.3725847358137">
            <text:p>17.3725847358</text:p>
          </table:table-cell>
          <table:table-cell table:number-columns-repeated="2" office:value-type="float" office:value="24.5605807293502">
            <text:p>24.5605807294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3">
            <text:p>3</text:p>
          </table:table-cell>
          <table:table-cell office:value-type="float" office:value="585">
            <text:p>585</text:p>
          </table:table-cell>
          <table:table-cell table:number-columns-repeated="2" office:value-type="float" office:value="754">
            <text:p>754</text:p>
          </table:table-cell>
          <table:table-cell office:value-type="float" office:value="16530">
            <text:p>16530</text:p>
          </table:table-cell>
          <table:table-cell office:value-type="float" office:value="29464">
            <text:p>29464</text:p>
          </table:table-cell>
          <table:table-cell office:value-type="float" office:value="57741">
            <text:p>57741</text:p>
          </table:table-cell>
          <table:table-cell office:value-type="float" office:value="382.375">
            <text:p>382.375</text:p>
          </table:table-cell>
          <table:table-cell office:value-type="float" office:value="819.25">
            <text:p>819.25</text:p>
          </table:table-cell>
          <table:table-cell office:value-type="float" office:value="1026">
            <text:p>1026</text:p>
          </table:table-cell>
          <table:table-cell office:value-type="float" office:value="0.023132183908046">
            <text:p>0.0231321839</text:p>
          </table:table-cell>
          <table:table-cell office:value-type="float" office:value="0.0278051181102362">
            <text:p>0.0278051181</text:p>
          </table:table-cell>
          <table:table-cell office:value-type="float" office:value="0.0177690029615005">
            <text:p>0.017769003</text:p>
          </table:table-cell>
          <table:table-cell office:value-type="float" office:value="1.08201143562558">
            <text:p>1.0820114356</text:p>
          </table:table-cell>
          <table:table-cell office:value-type="float" office:value="1.09883323758835">
            <text:p>1.0988332376</text:p>
          </table:table-cell>
          <table:table-cell office:value-type="float" office:value="1.06281035579909">
            <text:p>1.0628103558</text:p>
          </table:table-cell>
          <table:table-cell office:value-type="float" office:value="30.3098761121694">
            <text:p>30.3098761122</text:p>
          </table:table-cell>
          <table:table-cell office:value-type="float" office:value="25.2737517635682">
            <text:p>25.27375176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3">
            <text:p>3</text:p>
          </table:table-cell>
          <table:table-cell office:value-type="float" office:value="616">
            <text:p>616</text:p>
          </table:table-cell>
          <table:table-cell office:value-type="float" office:value="792">
            <text:p>792</text:p>
          </table:table-cell>
          <table:table-cell office:value-type="float" office:value="1082">
            <text:p>1082</text:p>
          </table:table-cell>
          <table:table-cell office:value-type="float" office:value="16192">
            <text:p>16192</text:p>
          </table:table-cell>
          <table:table-cell office:value-type="float" office:value="29580">
            <text:p>29580</text:p>
          </table:table-cell>
          <table:table-cell office:value-type="float" office:value="57523">
            <text:p>57523</text:p>
          </table:table-cell>
          <table:table-cell office:value-type="float" office:value="356.5">
            <text:p>356.5</text:p>
          </table:table-cell>
          <table:table-cell office:value-type="float" office:value="761.25">
            <text:p>761.25</text:p>
          </table:table-cell>
          <table:table-cell office:value-type="float" office:value="753.375">
            <text:p>753.375</text:p>
          </table:table-cell>
          <table:table-cell office:value-type="float" office:value="0.0220170454545455">
            <text:p>0.0220170455</text:p>
          </table:table-cell>
          <table:table-cell office:value-type="float" office:value="0.0257352941176471">
            <text:p>0.0257352941</text:p>
          </table:table-cell>
          <table:table-cell office:value-type="float" office:value="0.0130969351389879">
            <text:p>0.0130969351</text:p>
          </table:table-cell>
          <table:table-cell office:value-type="float" office:value="1.07800976966038">
            <text:p>1.0780097697</text:p>
          </table:table-cell>
          <table:table-cell office:value-type="float" office:value="1.09137164792388">
            <text:p>1.0913716479</text:p>
          </table:table-cell>
          <table:table-cell office:value-type="float" office:value="1.04617547121813">
            <text:p>1.0461754712</text:p>
          </table:table-cell>
          <table:table-cell office:value-type="float" office:value="31.8276133930896">
            <text:p>31.8276133931</text:p>
          </table:table-cell>
          <table:table-cell office:value-type="float" office:value="27.2788248993945">
            <text:p>27.2788248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13">
            <text:p>613</text:p>
          </table:table-cell>
          <table:table-cell office:value-type="float" office:value="1102">
            <text:p>1102</text:p>
          </table:table-cell>
          <table:table-cell office:value-type="float" office:value="14421">
            <text:p>14421</text:p>
          </table:table-cell>
          <table:table-cell office:value-type="float" office:value="29469">
            <text:p>29469</text:p>
          </table:table-cell>
          <table:table-cell office:value-type="float" office:value="56170">
            <text:p>56170</text:p>
          </table:table-cell>
          <table:table-cell office:value-type="float" office:value="454.25">
            <text:p>454.25</text:p>
          </table:table-cell>
          <table:table-cell office:value-type="float" office:value="928.25">
            <text:p>928.25</text:p>
          </table:table-cell>
          <table:table-cell office:value-type="float" office:value="1399.125">
            <text:p>1399.125</text:p>
          </table:table-cell>
          <table:table-cell table:number-columns-repeated="2" office:value-type="float" office:value="0.0314992025518341">
            <text:p>0.0314992026</text:p>
          </table:table-cell>
          <table:table-cell office:value-type="float" office:value="0.0249087591240876">
            <text:p>0.0249087591</text:p>
          </table:table-cell>
          <table:table-cell table:number-columns-repeated="2" office:value-type="float" office:value="1.11219192046377">
            <text:p>1.1121919205</text:p>
          </table:table-cell>
          <table:table-cell office:value-type="float" office:value="1.08839673164527">
            <text:p>1.0883967316</text:p>
          </table:table-cell>
          <table:table-cell table:number-columns-repeated="2" office:value-type="float" office:value="22.3500117007141">
            <text:p>22.3500117007</text:p>
          </table:table-cell>
          <table:table-cell office:value-type="float" office:value="28.1725996942033">
            <text:p>28.1725996942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3">
            <text:p>3</text:p>
          </table:table-cell>
          <table:table-cell office:value-type="float" office:value="648">
            <text:p>648</text:p>
          </table:table-cell>
          <table:table-cell office:value-type="float" office:value="842">
            <text:p>842</text:p>
          </table:table-cell>
          <table:table-cell office:value-type="float" office:value="1162">
            <text:p>1162</text:p>
          </table:table-cell>
          <table:table-cell office:value-type="float" office:value="16951">
            <text:p>16951</text:p>
          </table:table-cell>
          <table:table-cell office:value-type="float" office:value="31110">
            <text:p>31110</text:p>
          </table:table-cell>
          <table:table-cell office:value-type="float" office:value="59655">
            <text:p>59655</text:p>
          </table:table-cell>
          <table:table-cell office:value-type="float" office:value="690">
            <text:p>690</text:p>
          </table:table-cell>
          <table:table-cell office:value-type="float" office:value="1170">
            <text:p>1170</text:p>
          </table:table-cell>
          <table:table-cell office:value-type="float" office:value="1757.875">
            <text:p>1757.875</text:p>
          </table:table-cell>
          <table:table-cell office:value-type="float" office:value="0.0407055630936228">
            <text:p>0.0407055631</text:p>
          </table:table-cell>
          <table:table-cell office:value-type="float" office:value="0.0376084860173578">
            <text:p>0.037608486</text:p>
          </table:table-cell>
          <table:table-cell office:value-type="float" office:value="0.02946735395189">
            <text:p>0.029467354</text:p>
          </table:table-cell>
          <table:table-cell office:value-type="float" office:value="1.14571707884655">
            <text:p>1.1457170788</text:p>
          </table:table-cell>
          <table:table-cell office:value-type="float" office:value="1.13440192157297">
            <text:p>1.1344019216</text:p>
          </table:table-cell>
          <table:table-cell office:value-type="float" office:value="1.10483765573151">
            <text:p>1.1048376557</text:p>
          </table:table-cell>
          <table:table-cell office:value-type="float" office:value="17.3725847358137">
            <text:p>17.3725847358</text:p>
          </table:table-cell>
          <table:table-cell office:value-type="float" office:value="18.7750469417046">
            <text:p>18.7750469417</text:p>
          </table:table-cell>
          <table:table-cell office:value-type="float" office:value="23.8674418282311">
            <text:p>23.867441828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3">
            <text:p>3</text:p>
          </table:table-cell>
          <table:table-cell office:value-type="float" office:value="698">
            <text:p>698</text:p>
          </table:table-cell>
          <table:table-cell table:number-columns-repeated="2" office:value-type="float" office:value="1238">
            <text:p>1238</text:p>
          </table:table-cell>
          <table:table-cell office:value-type="float" office:value="17195">
            <text:p>17195</text:p>
          </table:table-cell>
          <table:table-cell office:value-type="float" office:value="31968">
            <text:p>31968</text:p>
          </table:table-cell>
          <table:table-cell office:value-type="float" office:value="59976">
            <text:p>59976</text:p>
          </table:table-cell>
          <table:table-cell office:value-type="float" office:value="-235.375">
            <text:p>-235.375</text:p>
          </table:table-cell>
          <table:table-cell office:value-type="float" office:value="-80.5">
            <text:p>-80.5</text:p>
          </table:table-cell>
          <table:table-cell office:value-type="float" office:value="1444.5">
            <text:p>1444.5</text:p>
          </table:table-cell>
          <table:table-cell office:value-type="float" office:value="-0.0136885722593777">
            <text:p>-0.0136885723</text:p>
          </table:table-cell>
          <table:table-cell office:value-type="float" office:value="-0.00251814314314314">
            <text:p>-0.0025181431</text:p>
          </table:table-cell>
          <table:table-cell office:value-type="float" office:value="0.0240846338535414">
            <text:p>0.0240846339</text:p>
          </table:table-cell>
          <table:table-cell office:value-type="float" office:value="0.952457256032758">
            <text:p>0.952457256</text:p>
          </table:table-cell>
          <table:table-cell office:value-type="float" office:value="0.991198927446982">
            <text:p>0.9911989274</text:p>
          </table:table-cell>
          <table:table-cell office:value-type="float" office:value="1.0854331548796">
            <text:p>1.0854331549</text:p>
          </table:table-cell>
          <table:table-cell table:number-columns-repeated="2" office:value-type="float" office:value="0">
            <text:p>0</text:p>
          </table:table-cell>
          <table:table-cell office:value-type="float" office:value="29.124842592902">
            <text:p>29.1248425929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3">
            <text:p>3</text:p>
          </table:table-cell>
          <table:table-cell office:value-type="float" office:value="674">
            <text:p>674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14706">
            <text:p>14706</text:p>
          </table:table-cell>
          <table:table-cell office:value-type="float" office:value="29970">
            <text:p>29970</text:p>
          </table:table-cell>
          <table:table-cell office:value-type="float" office:value="61740">
            <text:p>61740</text:p>
          </table:table-cell>
          <table:table-cell office:value-type="float" office:value="-128">
            <text:p>-128</text:p>
          </table:table-cell>
          <table:table-cell office:value-type="float" office:value="167.25">
            <text:p>167.25</text:p>
          </table:table-cell>
          <table:table-cell office:value-type="float" office:value="1012.5">
            <text:p>1012.5</text:p>
          </table:table-cell>
          <table:table-cell office:value-type="float" office:value="-0.00870393036855705">
            <text:p>-0.0087039304</text:p>
          </table:table-cell>
          <table:table-cell office:value-type="float" office:value="0.00558058058058058">
            <text:p>0.0055805806</text:p>
          </table:table-cell>
          <table:table-cell office:value-type="float" office:value="0.016399416909621">
            <text:p>0.0163994169</text:p>
          </table:table-cell>
          <table:table-cell office:value-type="float" office:value="0.969684730181617">
            <text:p>0.9696847302</text:p>
          </table:table-cell>
          <table:table-cell office:value-type="float" office:value="1.01959307207608">
            <text:p>1.0195930721</text:p>
          </table:table-cell>
          <table:table-cell office:value-type="float" office:value="1.05792508329863">
            <text:p>1.05792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26">
            <text:p>726</text:p>
          </table:table-cell>
          <table:table-cell office:value-type="float" office:value="1323">
            <text:p>1323</text:p>
          </table:table-cell>
          <table:table-cell office:value-type="float" office:value="13623">
            <text:p>13623</text:p>
          </table:table-cell>
          <table:table-cell office:value-type="float" office:value="31675">
            <text:p>31675</text:p>
          </table:table-cell>
          <table:table-cell office:value-type="float" office:value="62568">
            <text:p>62568</text:p>
          </table:table-cell>
          <table:table-cell office:value-type="float" office:value="125.25">
            <text:p>125.25</text:p>
          </table:table-cell>
          <table:table-cell office:value-type="float" office:value="393.75">
            <text:p>393.75</text:p>
          </table:table-cell>
          <table:table-cell office:value-type="float" office:value="1084.5">
            <text:p>1084.5</text:p>
          </table:table-cell>
          <table:table-cell office:value-type="float" office:value="0.00919401012992733">
            <text:p>0.0091940101</text:p>
          </table:table-cell>
          <table:table-cell office:value-type="float" office:value="0.0124309392265193">
            <text:p>0.0124309392</text:p>
          </table:table-cell>
          <table:table-cell office:value-type="float" office:value="0.0173331415420023">
            <text:p>0.0173331415</text:p>
          </table:table-cell>
          <table:table-cell office:value-type="float" office:value="1.03234471390639">
            <text:p>1.0323447139</text:p>
          </table:table-cell>
          <table:table-cell office:value-type="float" office:value="1.04381116266292">
            <text:p>1.0438111627</text:p>
          </table:table-cell>
          <table:table-cell office:value-type="float" office:value="1.06125485347661">
            <text:p>1.06125485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776">
            <text:p>776</text:p>
          </table:table-cell>
          <table:table-cell table:number-columns-repeated="2" office:value-type="float" office:value="1402">
            <text:p>1402</text:p>
          </table:table-cell>
          <table:table-cell office:value-type="float" office:value="15243">
            <text:p>15243</text:p>
          </table:table-cell>
          <table:table-cell office:value-type="float" office:value="33320">
            <text:p>33320</text:p>
          </table:table-cell>
          <table:table-cell office:value-type="float" office:value="68306">
            <text:p>68306</text:p>
          </table:table-cell>
          <table:table-cell office:value-type="float" office:value="477.875">
            <text:p>477.875</text:p>
          </table:table-cell>
          <table:table-cell office:value-type="float" office:value="802.5">
            <text:p>802.5</text:p>
          </table:table-cell>
          <table:table-cell office:value-type="float" office:value="1645.125">
            <text:p>1645.125</text:p>
          </table:table-cell>
          <table:table-cell office:value-type="float" office:value="0.0313504559469921">
            <text:p>0.0313504559</text:p>
          </table:table-cell>
          <table:table-cell table:number-columns-repeated="2" office:value-type="float" office:value="0.0240846338535414">
            <text:p>0.0240846339</text:p>
          </table:table-cell>
          <table:table-cell office:value-type="float" office:value="1.11165298394712">
            <text:p>1.1116529839</text:p>
          </table:table-cell>
          <table:table-cell table:number-columns-repeated="2" office:value-type="float" office:value="1.0854331548796">
            <text:p>1.0854331549</text:p>
          </table:table-cell>
          <table:table-cell office:value-type="float" office:value="22.454426906711">
            <text:p>22.4544269067</text:p>
          </table:table-cell>
          <table:table-cell table:number-columns-repeated="2" office:value-type="float" office:value="29.124842592902">
            <text:p>29.1248425929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747">
            <text:p>747</text:p>
          </table:table-cell>
          <table:table-cell office:value-type="float" office:value="1403">
            <text:p>1403</text:p>
          </table:table-cell>
          <table:table-cell office:value-type="float" office:value="14647">
            <text:p>14647</text:p>
          </table:table-cell>
          <table:table-cell office:value-type="float" office:value="33485">
            <text:p>33485</text:p>
          </table:table-cell>
          <table:table-cell office:value-type="float" office:value="70315">
            <text:p>70315</text:p>
          </table:table-cell>
          <table:table-cell office:value-type="float" office:value="-11.375">
            <text:p>-11.375</text:p>
          </table:table-cell>
          <table:table-cell office:value-type="float" office:value="-1238.5">
            <text:p>-1238.5</text:p>
          </table:table-cell>
          <table:table-cell office:value-type="float" office:value="1153.125">
            <text:p>1153.125</text:p>
          </table:table-cell>
          <table:table-cell office:value-type="float" office:value="-0.000776609544616645">
            <text:p>-0.0007766095</text:p>
          </table:table-cell>
          <table:table-cell office:value-type="float" office:value="-0.0369867104673735">
            <text:p>-0.0369867105</text:p>
          </table:table-cell>
          <table:table-cell office:value-type="float" office:value="0.016399416909621">
            <text:p>0.0163994169</text:p>
          </table:table-cell>
          <table:table-cell office:value-type="float" office:value="0.997283048713716">
            <text:p>0.9972830487</text:p>
          </table:table-cell>
          <table:table-cell office:value-type="float" office:value="0.87322782619654">
            <text:p>0.8732278262</text:p>
          </table:table-cell>
          <table:table-cell office:value-type="float" office:value="1.05792508329863">
            <text:p>1.0579250833</text:p>
          </table:table-cell>
          <table:table-cell office:value-type="float" office:value="0">
            <text:p>0</text:p>
          </table:table-cell>
          <table:table-cell office:value-type="float" office:value="-18.3916882220925">
            <text:p>-18.39168822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87">
            <text:p>687</text:p>
          </table:table-cell>
          <table:table-cell table:number-columns-repeated="2" office:value-type="float" office:value="1370">
            <text:p>1370</text:p>
          </table:table-cell>
          <table:table-cell office:value-type="float" office:value="16076">
            <text:p>16076</text:p>
          </table:table-cell>
          <table:table-cell office:value-type="float" office:value="32208">
            <text:p>32208</text:p>
          </table:table-cell>
          <table:table-cell office:value-type="float" office:value="71258">
            <text:p>71258</text:p>
          </table:table-cell>
          <table:table-cell office:value-type="float" office:value="645.125">
            <text:p>645.125</text:p>
          </table:table-cell>
          <table:table-cell office:value-type="float" office:value="1229.25">
            <text:p>1229.25</text:p>
          </table:table-cell>
          <table:table-cell office:value-type="float" office:value="1235.125">
            <text:p>1235.125</text:p>
          </table:table-cell>
          <table:table-cell office:value-type="float" office:value="0.040129696441901">
            <text:p>0.0401296964</text:p>
          </table:table-cell>
          <table:table-cell office:value-type="float" office:value="0.0381659836065574">
            <text:p>0.0381659836</text:p>
          </table:table-cell>
          <table:table-cell office:value-type="float" office:value="0.0173331415420023">
            <text:p>0.0173331415</text:p>
          </table:table-cell>
          <table:table-cell office:value-type="float" office:value="1.14361030691823">
            <text:p>1.1436103069</text:p>
          </table:table-cell>
          <table:table-cell office:value-type="float" office:value="1.13643596154008">
            <text:p>1.1364359615</text:p>
          </table:table-cell>
          <table:table-cell office:value-type="float" office:value="1.06125485347661">
            <text:p>1.0612548535</text:p>
          </table:table-cell>
          <table:table-cell office:value-type="float" office:value="17.6169753724045">
            <text:p>17.6169753724</text:p>
          </table:table-cell>
          <table:table-cell office:value-type="float" office:value="18.5057966455734">
            <text:p>18.5057966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3">
            <text:p>3</text:p>
          </table:table-cell>
          <table:table-cell office:value-type="float" office:value="744">
            <text:p>744</text:p>
          </table:table-cell>
          <table:table-cell table:number-columns-repeated="2" office:value-type="float" office:value="1455">
            <text:p>1455</text:p>
          </table:table-cell>
          <table:table-cell office:value-type="float" office:value="16491">
            <text:p>16491</text:p>
          </table:table-cell>
          <table:table-cell office:value-type="float" office:value="34146">
            <text:p>34146</text:p>
          </table:table-cell>
          <table:table-cell office:value-type="float" office:value="72980">
            <text:p>72980</text:p>
          </table:table-cell>
          <table:table-cell office:value-type="float" office:value="-538">
            <text:p>-538</text:p>
          </table:table-cell>
          <table:table-cell office:value-type="float" office:value="-577.125">
            <text:p>-577.125</text:p>
          </table:table-cell>
          <table:table-cell office:value-type="float" office:value="2041.5">
            <text:p>2041.5</text:p>
          </table:table-cell>
          <table:table-cell office:value-type="float" office:value="-0.0326238554362986">
            <text:p>-0.0326238554</text:p>
          </table:table-cell>
          <table:table-cell office:value-type="float" office:value="-0.0169016868740116">
            <text:p>-0.0169016869</text:p>
          </table:table-cell>
          <table:table-cell office:value-type="float" office:value="0.0279734173746232">
            <text:p>0.0279734174</text:p>
          </table:table-cell>
          <table:table-cell office:value-type="float" office:value="0.887902565222271">
            <text:p>0.8879025652</text:p>
          </table:table-cell>
          <table:table-cell office:value-type="float" office:value="0.941404003298566">
            <text:p>0.9414040033</text:p>
          </table:table-cell>
          <table:table-cell office:value-type="float" office:value="1.09944068448723">
            <text:p>1.0994406845</text:p>
          </table:table-cell>
          <table:table-cell office:value-type="float" office:value="-20.8981465681924">
            <text:p>-20.8981465682</text:p>
          </table:table-cell>
          <table:table-cell office:value-type="float" office:value="0">
            <text:p>0</text:p>
          </table:table-cell>
          <table:table-cell office:value-type="float" office:value="25.1237609042222">
            <text:p>25.123760904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704">
            <text:p>704</text:p>
          </table:table-cell>
          <table:table-cell table:number-columns-repeated="2" office:value-type="float" office:value="1440">
            <text:p>1440</text:p>
          </table:table-cell>
          <table:table-cell office:value-type="float" office:value="17360">
            <text:p>17360</text:p>
          </table:table-cell>
          <table:table-cell office:value-type="float" office:value="35520">
            <text:p>35520</text:p>
          </table:table-cell>
          <table:table-cell office:value-type="float" office:value="72816">
            <text:p>72816</text:p>
          </table:table-cell>
          <table:table-cell office:value-type="float" office:value="-587.5">
            <text:p>-587.5</text:p>
          </table:table-cell>
          <table:table-cell office:value-type="float" office:value="650.125">
            <text:p>650.125</text:p>
          </table:table-cell>
          <table:table-cell office:value-type="float" office:value="1332.875">
            <text:p>1332.875</text:p>
          </table:table-cell>
          <table:table-cell office:value-type="float" office:value="-0.0338421658986175">
            <text:p>-0.0338421659</text:p>
          </table:table-cell>
          <table:table-cell office:value-type="float" office:value="0.0183030686936937">
            <text:p>0.0183030687</text:p>
          </table:table-cell>
          <table:table-cell office:value-type="float" office:value="0.0183046995165898">
            <text:p>0.0183046995</text:p>
          </table:table-cell>
          <table:table-cell office:value-type="float" office:value="0.883797192052549">
            <text:p>0.8837971921</text:p>
          </table:table-cell>
          <table:table-cell office:value-type="float" office:value="1.0647173449822">
            <text:p>1.064717345</text:p>
          </table:table-cell>
          <table:table-cell office:value-type="float" office:value="1.06472316987587">
            <text:p>1.0647231699</text:p>
          </table:table-cell>
          <table:table-cell office:value-type="float" office:value="-20.1331996006993">
            <text:p>-20.13319960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27">
            <text:p>627</text:p>
          </table:table-cell>
          <table:table-cell office:value-type="float" office:value="919">
            <text:p>919</text:p>
          </table:table-cell>
          <table:table-cell office:value-type="float" office:value="1385">
            <text:p>1385</text:p>
          </table:table-cell>
          <table:table-cell office:value-type="float" office:value="13851">
            <text:p>13851</text:p>
          </table:table-cell>
          <table:table-cell office:value-type="float" office:value="28359">
            <text:p>28359</text:p>
          </table:table-cell>
          <table:table-cell office:value-type="float" office:value="68265">
            <text:p>68265</text:p>
          </table:table-cell>
          <table:table-cell office:value-type="float" office:value="-440.5">
            <text:p>-440.5</text:p>
          </table:table-cell>
          <table:table-cell office:value-type="float" office:value="1731.2">
            <text:p>1731.2</text:p>
          </table:table-cell>
          <table:table-cell office:value-type="float" office:value="1479.75">
            <text:p>1479.75</text:p>
          </table:table-cell>
          <table:table-cell office:value-type="float" office:value="-0.0318027579236156">
            <text:p>-0.0318027579</text:p>
          </table:table-cell>
          <table:table-cell office:value-type="float" office:value="0.0610458760887196">
            <text:p>0.0610458761</text:p>
          </table:table-cell>
          <table:table-cell office:value-type="float" office:value="0.0216765546033839">
            <text:p>0.0216765546</text:p>
          </table:table-cell>
          <table:table-cell office:value-type="float" office:value="0.89067272147398">
            <text:p>0.8906727215</text:p>
          </table:table-cell>
          <table:table-cell office:value-type="float" office:value="1.2209647003259">
            <text:p>1.2209647003</text:p>
          </table:table-cell>
          <table:table-cell office:value-type="float" office:value="1.07678889223001">
            <text:p>1.0767888922</text:p>
          </table:table-cell>
          <table:table-cell office:value-type="float" office:value="-21.4467505123068">
            <text:p>-21.4467505123</text:p>
          </table:table-cell>
          <table:table-cell office:value-type="float" office:value="11.697680248689">
            <text:p>11.6976802487</text:p>
          </table:table-cell>
          <table:table-cell office:value-type="float" office:value="32.3221500827537">
            <text:p>32.3221500828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37">
            <text:p>737</text:p>
          </table:table-cell>
          <table:table-cell table:number-columns-repeated="2" office:value-type="float" office:value="1515">
            <text:p>1515</text:p>
          </table:table-cell>
          <table:table-cell office:value-type="float" office:value="16089">
            <text:p>16089</text:p>
          </table:table-cell>
          <table:table-cell office:value-type="float" office:value="32545">
            <text:p>32545</text:p>
          </table:table-cell>
          <table:table-cell office:value-type="float" office:value="66666">
            <text:p>66666</text:p>
          </table:table-cell>
          <table:table-cell office:value-type="float" office:value="-73">
            <text:p>-73</text:p>
          </table:table-cell>
          <table:table-cell office:value-type="float" office:value="-1021.25">
            <text:p>-1021.25</text:p>
          </table:table-cell>
          <table:table-cell office:value-type="float" office:value="1556.42857142857">
            <text:p>1556.4285714286</text:p>
          </table:table-cell>
          <table:table-cell office:value-type="float" office:value="-0.00453726148300081">
            <text:p>-0.0045372615</text:p>
          </table:table-cell>
          <table:table-cell office:value-type="float" office:value="-0.0313796282070979">
            <text:p>-0.0313796282</text:p>
          </table:table-cell>
          <table:table-cell office:value-type="float" office:value="0.023346662038049">
            <text:p>0.023346662</text:p>
          </table:table-cell>
          <table:table-cell office:value-type="float" office:value="0.984159934823357">
            <text:p>0.9841599348</text:p>
          </table:table-cell>
          <table:table-cell office:value-type="float" office:value="0.892101276165332">
            <text:p>0.8921012762</text:p>
          </table:table-cell>
          <table:table-cell office:value-type="float" office:value="1.08278164772468">
            <text:p>1.0827816477</text:p>
          </table:table-cell>
          <table:table-cell office:value-type="float" office:value="0">
            <text:p>0</text:p>
          </table:table-cell>
          <table:table-cell office:value-type="float" office:value="-21.7406668333679">
            <text:p>-21.7406668334</text:p>
          </table:table-cell>
          <table:table-cell office:value-type="float" office:value="30.03458883323">
            <text:p>30.0345888332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870">
            <text:p>870</text:p>
          </table:table-cell>
          <table:table-cell office:value-type="float" office:value="1178">
            <text:p>1178</text:p>
          </table:table-cell>
          <table:table-cell office:value-type="float" office:value="1666">
            <text:p>1666</text:p>
          </table:table-cell>
          <table:table-cell office:value-type="float" office:value="15329">
            <text:p>15329</text:p>
          </table:table-cell>
          <table:table-cell office:value-type="float" office:value="33806">
            <text:p>33806</text:p>
          </table:table-cell>
          <table:table-cell office:value-type="float" office:value="78447">
            <text:p>78447</text:p>
          </table:table-cell>
          <table:table-cell office:value-type="float" office:value="0">
            <text:p>0</text:p>
          </table:table-cell>
          <table:table-cell office:value-type="float" office:value="771.8">
            <text:p>771.8</text:p>
          </table:table-cell>
          <table:table-cell office:value-type="float" office:value="1528.83333333333">
            <text:p>1528.8333333333</text:p>
          </table:table-cell>
          <table:table-cell office:value-type="float" office:value="0">
            <text:p>0</text:p>
          </table:table-cell>
          <table:table-cell office:value-type="float" office:value="0.0228302668165414">
            <text:p>0.0228302668</text:p>
          </table:table-cell>
          <table:table-cell office:value-type="float" office:value="0.0194887418681828">
            <text:p>0.0194887419</text:p>
          </table:table-cell>
          <table:table-cell office:value-type="float" office:value="0.84">
            <text:p>0.84</text:p>
          </table:table-cell>
          <table:table-cell office:value-type="float" office:value="1.08092752718041">
            <text:p>1.0809275272</text:p>
          </table:table-cell>
          <table:table-cell office:value-type="float" office:value="1.06895502621546">
            <text:p>1.0689550262</text:p>
          </table:table-cell>
          <table:table-cell office:value-type="float" office:value="0">
            <text:p>0</text:p>
          </table:table-cell>
          <table:table-cell office:value-type="float" office:value="30.7061579965297">
            <text:p>30.70615799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1216">
            <text:p>1216</text:p>
          </table:table-cell>
          <table:table-cell office:value-type="float" office:value="1715">
            <text:p>1715</text:p>
          </table:table-cell>
          <table:table-cell office:value-type="float" office:value="14606">
            <text:p>14606</text:p>
          </table:table-cell>
          <table:table-cell office:value-type="float" office:value="34031">
            <text:p>34031</text:p>
          </table:table-cell>
          <table:table-cell office:value-type="float" office:value="78969">
            <text:p>78969</text:p>
          </table:table-cell>
          <table:table-cell office:value-type="float" office:value="0">
            <text:p>0</text:p>
          </table:table-cell>
          <table:table-cell office:value-type="float" office:value="-378">
            <text:p>-378</text:p>
          </table:table-cell>
          <table:table-cell office:value-type="float" office:value="1867.4">
            <text:p>1867.4</text:p>
          </table:table-cell>
          <table:table-cell office:value-type="float" office:value="0">
            <text:p>0</text:p>
          </table:table-cell>
          <table:table-cell office:value-type="float" office:value="-0.0111075196144692">
            <text:p>-0.0111075196</text:p>
          </table:table-cell>
          <table:table-cell office:value-type="float" office:value="0.0236472539857412">
            <text:p>0.023647254</text:p>
          </table:table-cell>
          <table:table-cell office:value-type="float" office:value="0.84">
            <text:p>0.84</text:p>
          </table:table-cell>
          <table:table-cell office:value-type="float" office:value="0.96136550025365">
            <text:p>0.9613655003</text:p>
          </table:table-cell>
          <table:table-cell office:value-type="float" office:value="1.08386140648738">
            <text:p>1.0838614065</text:p>
          </table:table-cell>
          <table:table-cell table:number-columns-repeated="2" office:value-type="float" office:value="0">
            <text:p>0</text:p>
          </table:table-cell>
          <table:table-cell office:value-type="float" office:value="29.6571758710412">
            <text:p>29.65717587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738">
            <text:p>1738</text:p>
          </table:table-cell>
          <table:table-cell office:value-type="float" office:value="13916">
            <text:p>13916</text:p>
          </table:table-cell>
          <table:table-cell office:value-type="float" office:value="35334">
            <text:p>35334</text:p>
          </table:table-cell>
          <table:table-cell office:value-type="float" office:value="82153">
            <text:p>82153</text:p>
          </table:table-cell>
          <table:table-cell office:value-type="float" office:value="0">
            <text:p>0</text:p>
          </table:table-cell>
          <table:table-cell office:value-type="float" office:value="1757.5">
            <text:p>1757.5</text:p>
          </table:table-cell>
          <table:table-cell office:value-type="float" office:value="3472">
            <text:p>3472</text:p>
          </table:table-cell>
          <table:table-cell office:value-type="float" office:value="0">
            <text:p>0</text:p>
          </table:table-cell>
          <table:table-cell office:value-type="float" office:value="0.0497396275541971">
            <text:p>0.0497396276</text:p>
          </table:table-cell>
          <table:table-cell office:value-type="float" office:value="0.0422626075736735">
            <text:p>0.0422626076</text:p>
          </table:table-cell>
          <table:table-cell office:value-type="float" office:value="0.84">
            <text:p>0.84</text:p>
          </table:table-cell>
          <table:table-cell office:value-type="float" office:value="1.17893779631618">
            <text:p>1.1789377963</text:p>
          </table:table-cell>
          <table:table-cell office:value-type="float" office:value="1.15141993738575">
            <text:p>1.1514199374</text:p>
          </table:table-cell>
          <table:table-cell office:value-type="float" office:value="0">
            <text:p>0</text:p>
          </table:table-cell>
          <table:table-cell office:value-type="float" office:value="14.2792818737641">
            <text:p>14.2792818738</text:p>
          </table:table-cell>
          <table:table-cell office:value-type="float" office:value="16.7451389658319">
            <text:p>16.7451389658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3" office:value-type="float" office:value="5">
            <text:p>5</text:p>
          </table:table-cell>
          <table:table-cell office:value-type="float" office:value="927">
            <text:p>927</text:p>
          </table:table-cell>
          <table:table-cell table:number-columns-repeated="2" office:value-type="float" office:value="1780">
            <text:p>1780</text:p>
          </table:table-cell>
          <table:table-cell office:value-type="float" office:value="13259">
            <text:p>13259</text:p>
          </table:table-cell>
          <table:table-cell office:value-type="float" office:value="35801">
            <text:p>35801</text:p>
          </table:table-cell>
          <table:table-cell office:value-type="float" office:value="84525">
            <text:p>84525</text:p>
          </table:table-cell>
          <table:table-cell table:number-columns-repeated="6"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1.1">
            <text:p>1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776">
            <text:p>1776</text:p>
          </table:table-cell>
          <table:table-cell office:value-type="float" office:value="12633">
            <text:p>12633</text:p>
          </table:table-cell>
          <table:table-cell office:value-type="float" office:value="36702">
            <text:p>36702</text:p>
          </table:table-cell>
          <table:table-cell office:value-type="float" office:value="86966">
            <text:p>86966</text:p>
          </table:table-cell>
          <table:table-cell table:number-columns-repeated="6"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1.07">
            <text:p>1.07</text:p>
          </table:table-cell>
          <table:table-cell office:value-type="float" office:value="1.1">
            <text:p>1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10.5">
            <text:p>210.5</text:p>
          </table:table-cell>
          <table:table-cell office:value-type="float" office:value="10379.25">
            <text:p>10379.25</text:p>
          </table:table-cell>
          <table:table-cell office:value-type="float" office:value="30055.25">
            <text:p>30055.25</text:p>
          </table:table-cell>
          <table:table-cell office:value-type="float" office:value="26.1325">
            <text:p>26.132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774">
            <text:p>774</text:p>
          </table:table-cell>
          <table:table-cell office:value-type="float" office:value="1665">
            <text:p>1665</text:p>
          </table:table-cell>
          <table:table-cell office:value-type="float" office:value="12037">
            <text:p>12037</text:p>
          </table:table-cell>
          <table:table-cell office:value-type="float" office:value="37406">
            <text:p>37406</text:p>
          </table:table-cell>
          <table:table-cell office:value-type="float" office:value="89477">
            <text:p>89477</text:p>
          </table:table-cell>
          <table:table-cell table:number-columns-repeated="6"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1.07">
            <text:p>1.07</text:p>
          </table:table-cell>
          <table:table-cell office:value-type="float" office:value="1.1">
            <text:p>1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15.666666666667">
            <text:p>215.6666666667</text:p>
          </table:table-cell>
          <table:table-cell office:value-type="float" office:value="10411">
            <text:p>10411</text:p>
          </table:table-cell>
          <table:table-cell office:value-type="float" office:value="35524">
            <text:p>35524</text:p>
          </table:table-cell>
          <table:table-cell office:value-type="float" office:value="26.4033333333333">
            <text:p>26.403333333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717">
            <text:p>717</text:p>
          </table:table-cell>
          <table:table-cell office:value-type="float" office:value="1626">
            <text:p>1626</text:p>
          </table:table-cell>
          <table:table-cell office:value-type="float" office:value="11468">
            <text:p>11468</text:p>
          </table:table-cell>
          <table:table-cell office:value-type="float" office:value="38124">
            <text:p>38124</text:p>
          </table:table-cell>
          <table:table-cell office:value-type="float" office:value="92061">
            <text:p>92061</text:p>
          </table:table-cell>
          <table:table-cell table:number-columns-repeated="6"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1.07">
            <text:p>1.07</text:p>
          </table:table-cell>
          <table:table-cell office:value-type="float" office:value="1.1">
            <text:p>1.1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7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84">
            <text:p>0.84</text:p>
          </table:table-cell>
          <table:table-cell office:value-type="float" office:value="1.07">
            <text:p>1.07</text:p>
          </table:table-cell>
          <table:table-cell office:value-type="float" office:value="1.1">
            <text:p>1.1</text:p>
          </table:table-cell>
          <table:table-cell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2.5">
            <text:p>22.5</text:p>
          </table:table-cell>
          <table:table-cell office:value-type="float" office:value="41.2">
            <text:p>41.2</text:p>
          </table:table-cell>
          <table:table-cell office:value-type="float" office:value="51.6">
            <text:p>51.6</text:p>
          </table:table-cell>
          <table:table-cell office:value-type="float" office:value="22207">
            <text:p>22207</text:p>
          </table:table-cell>
          <table:table-cell office:value-type="float" office:value="24261">
            <text:p>24261</text:p>
          </table:table-cell>
          <table:table-cell office:value-type="float" office:value="30192">
            <text:p>3019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2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22:30.53</dc:date>
    <dc:creator>Liam Widdess</dc:creator>
    <meta:editing-duration>P2DT3H30M50S</meta:editing-duration>
    <meta:editing-cycles>185</meta:editing-cycles>
    <meta:generator>OpenOffice/4.1.7$Win32 OpenOffice.org_project/417m1$Build-9800</meta:generator>
    <meta:document-statistic meta:table-count="8" meta:cell-count="11620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3cm" svg:width="31.419cm" svg:height="12.855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326">
                <text:p>7326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430">
                <text:p>7430</text:p>
              </table:table-cell>
              <table:table-cell office:value-type="float" office:value="9696">
                <text:p>9696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833">
                <text:p>9833</text:p>
              </table:table-cell>
              <table:table-cell office:value-type="float" office:value="14300">
                <text:p>143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597">
                <text:p>15597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226">
                <text:p>7226</text:p>
              </table:table-cell>
              <table:table-cell office:value-type="float" office:value="10996">
                <text:p>10996</text:p>
              </table:table-cell>
              <table:table-cell office:value-type="float" office:value="15053">
                <text:p>15053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335">
                <text:p>7335</text:p>
              </table:table-cell>
              <table:table-cell office:value-type="float" office:value="10238">
                <text:p>10238</text:p>
              </table:table-cell>
              <table:table-cell office:value-type="float" office:value="14647">
                <text:p>1464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578">
                <text:p>7578</text:p>
              </table:table-cell>
              <table:table-cell office:value-type="float" office:value="10571">
                <text:p>10571</text:p>
              </table:table-cell>
              <table:table-cell office:value-type="float" office:value="15041">
                <text:p>15041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1008">
                <text:p>11008</text:p>
              </table:table-cell>
              <table:table-cell office:value-type="float" office:value="15597">
                <text:p>15597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226">
                <text:p>7226</text:p>
              </table:table-cell>
              <table:table-cell office:value-type="float" office:value="11050">
                <text:p>11050</text:p>
              </table:table-cell>
              <table:table-cell office:value-type="float" office:value="15291">
                <text:p>1529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335">
                <text:p>7335</text:p>
              </table:table-cell>
              <table:table-cell office:value-type="float" office:value="10826">
                <text:p>10826</text:p>
              </table:table-cell>
              <table:table-cell office:value-type="float" office:value="16618">
                <text:p>16618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998">
                <text:p>7998</text:p>
              </table:table-cell>
              <table:table-cell office:value-type="float" office:value="11018">
                <text:p>11018</text:p>
              </table:table-cell>
              <table:table-cell office:value-type="float" office:value="17502">
                <text:p>1750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680">
                <text:p>8680</text:p>
              </table:table-cell>
              <table:table-cell office:value-type="float" office:value="11618">
                <text:p>11618</text:p>
              </table:table-cell>
              <table:table-cell office:value-type="float" office:value="16756">
                <text:p>16756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607">
                <text:p>8607</text:p>
              </table:table-cell>
              <table:table-cell office:value-type="float" office:value="11095">
                <text:p>11095</text:p>
              </table:table-cell>
              <table:table-cell office:value-type="float" office:value="15291">
                <text:p>15291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338">
                <text:p>8338</text:p>
              </table:table-cell>
              <table:table-cell office:value-type="float" office:value="10862">
                <text:p>10862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155">
                <text:p>8155</text:p>
              </table:table-cell>
              <table:table-cell office:value-type="float" office:value="11008">
                <text:p>11008</text:p>
              </table:table-cell>
              <table:table-cell office:value-type="float" office:value="17585">
                <text:p>17585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678">
                <text:p>8678</text:p>
              </table:table-cell>
              <table:table-cell office:value-type="float" office:value="11126">
                <text:p>11126</text:p>
              </table:table-cell>
              <table:table-cell office:value-type="float" office:value="16846">
                <text:p>1684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607">
                <text:p>8607</text:p>
              </table:table-cell>
              <table:table-cell office:value-type="float" office:value="11065">
                <text:p>11065</text:p>
              </table:table-cell>
              <table:table-cell office:value-type="float" office:value="16369">
                <text:p>16369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318">
                <text:p>8318</text:p>
              </table:table-cell>
              <table:table-cell office:value-type="float" office:value="12002">
                <text:p>12002</text:p>
              </table:table-cell>
              <table:table-cell office:value-type="float" office:value="19513">
                <text:p>1951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954">
                <text:p>7954</text:p>
              </table:table-cell>
              <table:table-cell office:value-type="float" office:value="12492">
                <text:p>12492</text:p>
              </table:table-cell>
              <table:table-cell office:value-type="float" office:value="17740">
                <text:p>17740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386">
                <text:p>8386</text:p>
              </table:table-cell>
              <table:table-cell office:value-type="float" office:value="11648">
                <text:p>11648</text:p>
              </table:table-cell>
              <table:table-cell office:value-type="float" office:value="16500">
                <text:p>16500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280">
                <text:p>8280</text:p>
              </table:table-cell>
              <table:table-cell office:value-type="float" office:value="11621">
                <text:p>11621</text:p>
              </table:table-cell>
              <table:table-cell office:value-type="float" office:value="16369">
                <text:p>16369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921">
                <text:p>7921</text:p>
              </table:table-cell>
              <table:table-cell office:value-type="float" office:value="11926">
                <text:p>11926</text:p>
              </table:table-cell>
              <table:table-cell office:value-type="float" office:value="19513">
                <text:p>1951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858">
                <text:p>7858</text:p>
              </table:table-cell>
              <table:table-cell office:value-type="float" office:value="11697">
                <text:p>11697</text:p>
              </table:table-cell>
              <table:table-cell office:value-type="float" office:value="17268">
                <text:p>1726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280">
                <text:p>8280</text:p>
              </table:table-cell>
              <table:table-cell office:value-type="float" office:value="11480">
                <text:p>11480</text:p>
              </table:table-cell>
              <table:table-cell office:value-type="float" office:value="19363">
                <text:p>19363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825">
                <text:p>8825</text:p>
              </table:table-cell>
              <table:table-cell office:value-type="float" office:value="12530">
                <text:p>12530</text:p>
              </table:table-cell>
              <table:table-cell office:value-type="float" office:value="22770">
                <text:p>2277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522">
                <text:p>8522</text:p>
              </table:table-cell>
              <table:table-cell office:value-type="float" office:value="13169">
                <text:p>13169</text:p>
              </table:table-cell>
              <table:table-cell office:value-type="float" office:value="20219">
                <text:p>20219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941">
                <text:p>8941</text:p>
              </table:table-cell>
              <table:table-cell office:value-type="float" office:value="12348">
                <text:p>12348</text:p>
              </table:table-cell>
              <table:table-cell office:value-type="float" office:value="19922">
                <text:p>19922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802">
                <text:p>8802</text:p>
              </table:table-cell>
              <table:table-cell office:value-type="float" office:value="13680">
                <text:p>13680</text:p>
              </table:table-cell>
              <table:table-cell office:value-type="float" office:value="20285">
                <text:p>20285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644">
                <text:p>8644</text:p>
              </table:table-cell>
              <table:table-cell office:value-type="float" office:value="14669">
                <text:p>14669</text:p>
              </table:table-cell>
              <table:table-cell office:value-type="float" office:value="20935">
                <text:p>20935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373">
                <text:p>8373</text:p>
              </table:table-cell>
              <table:table-cell office:value-type="float" office:value="14270">
                <text:p>14270</text:p>
              </table:table-cell>
              <table:table-cell office:value-type="float" office:value="22461">
                <text:p>22461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742">
                <text:p>8742</text:p>
              </table:table-cell>
              <table:table-cell office:value-type="float" office:value="14639">
                <text:p>14639</text:p>
              </table:table-cell>
              <table:table-cell office:value-type="float" office:value="25591">
                <text:p>25591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322">
                <text:p>10322</text:p>
              </table:table-cell>
              <table:table-cell office:value-type="float" office:value="16398">
                <text:p>16398</text:p>
              </table:table-cell>
              <table:table-cell office:value-type="float" office:value="27914">
                <text:p>27914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490">
                <text:p>11490</text:p>
              </table:table-cell>
              <table:table-cell office:value-type="float" office:value="16008">
                <text:p>16008</text:p>
              </table:table-cell>
              <table:table-cell office:value-type="float" office:value="27017">
                <text:p>2701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1000">
                <text:p>11000</text:p>
              </table:table-cell>
              <table:table-cell office:value-type="float" office:value="15964">
                <text:p>15964</text:p>
              </table:table-cell>
              <table:table-cell office:value-type="float" office:value="26404">
                <text:p>26404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373">
                <text:p>10373</text:p>
              </table:table-cell>
              <table:table-cell office:value-type="float" office:value="17862">
                <text:p>17862</text:p>
              </table:table-cell>
              <table:table-cell office:value-type="float" office:value="26823">
                <text:p>26823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720">
                <text:p>10720</text:p>
              </table:table-cell>
              <table:table-cell office:value-type="float" office:value="18600">
                <text:p>18600</text:p>
              </table:table-cell>
              <table:table-cell office:value-type="float" office:value="28381">
                <text:p>2838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1104">
                <text:p>11104</text:p>
              </table:table-cell>
              <table:table-cell office:value-type="float" office:value="18750">
                <text:p>18750</text:p>
              </table:table-cell>
              <table:table-cell office:value-type="float" office:value="29126">
                <text:p>2912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914">
                <text:p>11914</text:p>
              </table:table-cell>
              <table:table-cell office:value-type="float" office:value="18558">
                <text:p>18558</text:p>
              </table:table-cell>
              <table:table-cell office:value-type="float" office:value="30094">
                <text:p>30094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482">
                <text:p>13482</text:p>
              </table:table-cell>
              <table:table-cell office:value-type="float" office:value="18962">
                <text:p>18962</text:p>
              </table:table-cell>
              <table:table-cell office:value-type="float" office:value="31967">
                <text:p>31967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960">
                <text:p>14960</text:p>
              </table:table-cell>
              <table:table-cell office:value-type="float" office:value="19930">
                <text:p>19930</text:p>
              </table:table-cell>
              <table:table-cell office:value-type="float" office:value="32573">
                <text:p>32573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30">
                <text:p>14230</text:p>
              </table:table-cell>
              <table:table-cell office:value-type="float" office:value="20738">
                <text:p>20738</text:p>
              </table:table-cell>
              <table:table-cell office:value-type="float" office:value="30183">
                <text:p>30183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816">
                <text:p>13816</text:p>
              </table:table-cell>
              <table:table-cell office:value-type="float" office:value="20818">
                <text:p>20818</text:p>
              </table:table-cell>
              <table:table-cell office:value-type="float" office:value="29597">
                <text:p>2959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026">
                <text:p>14026</text:p>
              </table:table-cell>
              <table:table-cell office:value-type="float" office:value="22544">
                <text:p>22544</text:p>
              </table:table-cell>
              <table:table-cell office:value-type="float" office:value="32077">
                <text:p>3207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772">
                <text:p>14772</text:p>
              </table:table-cell>
              <table:table-cell office:value-type="float" office:value="22962">
                <text:p>22962</text:p>
              </table:table-cell>
              <table:table-cell office:value-type="float" office:value="34086">
                <text:p>3408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5395">
                <text:p>15395</text:p>
              </table:table-cell>
              <table:table-cell office:value-type="float" office:value="21531">
                <text:p>21531</text:p>
              </table:table-cell>
              <table:table-cell office:value-type="float" office:value="36114">
                <text:p>3611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823">
                <text:p>15823</text:p>
              </table:table-cell>
              <table:table-cell office:value-type="float" office:value="23312">
                <text:p>23312</text:p>
              </table:table-cell>
              <table:table-cell office:value-type="float" office:value="40602">
                <text:p>40602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945">
                <text:p>16945</text:p>
              </table:table-cell>
              <table:table-cell office:value-type="float" office:value="23028">
                <text:p>23028</text:p>
              </table:table-cell>
              <table:table-cell office:value-type="float" office:value="38346">
                <text:p>3834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835">
                <text:p>16835</text:p>
              </table:table-cell>
              <table:table-cell office:value-type="float" office:value="23717">
                <text:p>23717</text:p>
              </table:table-cell>
              <table:table-cell office:value-type="float" office:value="33757">
                <text:p>33757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896">
                <text:p>15896</text:p>
              </table:table-cell>
              <table:table-cell office:value-type="float" office:value="22325">
                <text:p>22325</text:p>
              </table:table-cell>
              <table:table-cell office:value-type="float" office:value="35029">
                <text:p>35029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555">
                <text:p>15555</text:p>
              </table:table-cell>
              <table:table-cell office:value-type="float" office:value="23688">
                <text:p>23688</text:p>
              </table:table-cell>
              <table:table-cell office:value-type="float" office:value="38939">
                <text:p>38939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688">
                <text:p>16688</text:p>
              </table:table-cell>
              <table:table-cell office:value-type="float" office:value="25850">
                <text:p>25850</text:p>
              </table:table-cell>
              <table:table-cell office:value-type="float" office:value="37207">
                <text:p>37207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803">
                <text:p>17803</text:p>
              </table:table-cell>
              <table:table-cell office:value-type="float" office:value="24035">
                <text:p>24035</text:p>
              </table:table-cell>
              <table:table-cell office:value-type="float" office:value="37116">
                <text:p>3711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5502">
                <text:p>15502</text:p>
              </table:table-cell>
              <table:table-cell office:value-type="float" office:value="24356">
                <text:p>24356</text:p>
              </table:table-cell>
              <table:table-cell office:value-type="float" office:value="38952">
                <text:p>38952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6698">
                <text:p>16698</text:p>
              </table:table-cell>
              <table:table-cell office:value-type="float" office:value="26866">
                <text:p>26866</text:p>
              </table:table-cell>
              <table:table-cell office:value-type="float" office:value="43435">
                <text:p>43435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7848">
                <text:p>17848</text:p>
              </table:table-cell>
              <table:table-cell office:value-type="float" office:value="26325">
                <text:p>26325</text:p>
              </table:table-cell>
              <table:table-cell office:value-type="float" office:value="42978">
                <text:p>4297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7181">
                <text:p>17181</text:p>
              </table:table-cell>
              <table:table-cell office:value-type="float" office:value="26928">
                <text:p>26928</text:p>
              </table:table-cell>
              <table:table-cell office:value-type="float" office:value="45144">
                <text:p>45144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3053">
                <text:p>13053</text:p>
              </table:table-cell>
              <table:table-cell office:value-type="float" office:value="24938">
                <text:p>24938</text:p>
              </table:table-cell>
              <table:table-cell office:value-type="float" office:value="45486">
                <text:p>4548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4136">
                <text:p>14136</text:p>
              </table:table-cell>
              <table:table-cell office:value-type="float" office:value="26862">
                <text:p>26862</text:p>
              </table:table-cell>
              <table:table-cell office:value-type="float" office:value="47994">
                <text:p>4799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3376">
                <text:p>13376</text:p>
              </table:table-cell>
              <table:table-cell office:value-type="float" office:value="27608">
                <text:p>27608</text:p>
              </table:table-cell>
              <table:table-cell office:value-type="float" office:value="51357">
                <text:p>5135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1913">
                <text:p>11913</text:p>
              </table:table-cell>
              <table:table-cell office:value-type="float" office:value="26145">
                <text:p>26145</text:p>
              </table:table-cell>
              <table:table-cell office:value-type="float" office:value="50922">
                <text:p>5092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4003">
                <text:p>14003</text:p>
              </table:table-cell>
              <table:table-cell office:value-type="float" office:value="26656">
                <text:p>26656</text:p>
              </table:table-cell>
              <table:table-cell office:value-type="float" office:value="54264">
                <text:p>54264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6530">
                <text:p>16530</text:p>
              </table:table-cell>
              <table:table-cell office:value-type="float" office:value="29464">
                <text:p>29464</text:p>
              </table:table-cell>
              <table:table-cell office:value-type="float" office:value="57741">
                <text:p>57741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6192">
                <text:p>16192</text:p>
              </table:table-cell>
              <table:table-cell office:value-type="float" office:value="29580">
                <text:p>29580</text:p>
              </table:table-cell>
              <table:table-cell office:value-type="float" office:value="57523">
                <text:p>5752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4421">
                <text:p>14421</text:p>
              </table:table-cell>
              <table:table-cell office:value-type="float" office:value="29469">
                <text:p>29469</text:p>
              </table:table-cell>
              <table:table-cell office:value-type="float" office:value="56170">
                <text:p>56170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6951">
                <text:p>16951</text:p>
              </table:table-cell>
              <table:table-cell office:value-type="float" office:value="31110">
                <text:p>31110</text:p>
              </table:table-cell>
              <table:table-cell office:value-type="float" office:value="59655">
                <text:p>59655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7195">
                <text:p>17195</text:p>
              </table:table-cell>
              <table:table-cell office:value-type="float" office:value="31968">
                <text:p>31968</text:p>
              </table:table-cell>
              <table:table-cell office:value-type="float" office:value="59976">
                <text:p>5997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4706">
                <text:p>14706</text:p>
              </table:table-cell>
              <table:table-cell office:value-type="float" office:value="29970">
                <text:p>29970</text:p>
              </table:table-cell>
              <table:table-cell office:value-type="float" office:value="61740">
                <text:p>61740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3623">
                <text:p>13623</text:p>
              </table:table-cell>
              <table:table-cell office:value-type="float" office:value="31675">
                <text:p>31675</text:p>
              </table:table-cell>
              <table:table-cell office:value-type="float" office:value="62568">
                <text:p>6256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5243">
                <text:p>15243</text:p>
              </table:table-cell>
              <table:table-cell office:value-type="float" office:value="33320">
                <text:p>33320</text:p>
              </table:table-cell>
              <table:table-cell office:value-type="float" office:value="68306">
                <text:p>68306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4647">
                <text:p>14647</text:p>
              </table:table-cell>
              <table:table-cell office:value-type="float" office:value="33485">
                <text:p>33485</text:p>
              </table:table-cell>
              <table:table-cell office:value-type="float" office:value="70315">
                <text:p>70315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6076">
                <text:p>16076</text:p>
              </table:table-cell>
              <table:table-cell office:value-type="float" office:value="32208">
                <text:p>32208</text:p>
              </table:table-cell>
              <table:table-cell office:value-type="float" office:value="71258">
                <text:p>71258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6491">
                <text:p>16491</text:p>
              </table:table-cell>
              <table:table-cell office:value-type="float" office:value="34146">
                <text:p>34146</text:p>
              </table:table-cell>
              <table:table-cell office:value-type="float" office:value="72980">
                <text:p>72980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7360">
                <text:p>17360</text:p>
              </table:table-cell>
              <table:table-cell office:value-type="float" office:value="35520">
                <text:p>35520</text:p>
              </table:table-cell>
              <table:table-cell office:value-type="float" office:value="72816">
                <text:p>72816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3851">
                <text:p>13851</text:p>
              </table:table-cell>
              <table:table-cell office:value-type="float" office:value="28359">
                <text:p>28359</text:p>
              </table:table-cell>
              <table:table-cell office:value-type="float" office:value="68265">
                <text:p>68265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6089">
                <text:p>16089</text:p>
              </table:table-cell>
              <table:table-cell office:value-type="float" office:value="32545">
                <text:p>32545</text:p>
              </table:table-cell>
              <table:table-cell office:value-type="float" office:value="66666">
                <text:p>6666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5329">
                <text:p>15329</text:p>
              </table:table-cell>
              <table:table-cell office:value-type="float" office:value="33806">
                <text:p>33806</text:p>
              </table:table-cell>
              <table:table-cell office:value-type="float" office:value="78447">
                <text:p>78447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4606">
                <text:p>14606</text:p>
              </table:table-cell>
              <table:table-cell office:value-type="float" office:value="34031">
                <text:p>34031</text:p>
              </table:table-cell>
              <table:table-cell office:value-type="float" office:value="78969">
                <text:p>78969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3916">
                <text:p>13916</text:p>
              </table:table-cell>
              <table:table-cell office:value-type="float" office:value="35334">
                <text:p>35334</text:p>
              </table:table-cell>
              <table:table-cell office:value-type="float" office:value="82153">
                <text:p>82153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3259">
                <text:p>13259</text:p>
              </table:table-cell>
              <table:table-cell office:value-type="float" office:value="35801">
                <text:p>35801</text:p>
              </table:table-cell>
              <table:table-cell office:value-type="float" office:value="84525">
                <text:p>84525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2633">
                <text:p>12633</text:p>
              </table:table-cell>
              <table:table-cell office:value-type="float" office:value="36702">
                <text:p>36702</text:p>
              </table:table-cell>
              <table:table-cell office:value-type="float" office:value="86966">
                <text:p>86966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2037">
                <text:p>12037</text:p>
              </table:table-cell>
              <table:table-cell office:value-type="float" office:value="37406">
                <text:p>37406</text:p>
              </table:table-cell>
              <table:table-cell office:value-type="float" office:value="89477">
                <text:p>89477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1468">
                <text:p>11468</text:p>
              </table:table-cell>
              <table:table-cell office:value-type="float" office:value="38124">
                <text:p>38124</text:p>
              </table:table-cell>
              <table:table-cell office:value-type="float" office:value="92061">
                <text:p>92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549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379.25">
                <text:p>10379.25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411">
                <text:p>10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9cm" svg:y="1.404cm" svg:width="31.27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1325">
                <text:p>26.1325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4033333333333">
                <text:p>26.40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6cm" svg:y="1.352cm" svg:width="31.723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.00711424399512">
                <text:p>1.00711424399512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53697722148526">
                <text:p>0.953697722148526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.03448064774763">
                <text:p>1.03448064774763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03962441410966">
                <text:p>1.03962441410966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65419468338862">
                <text:p>0.965419468338862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86695759501707">
                <text:p>0.98669575950170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5582406819339">
                <text:p>1.05582406819339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3288034838815">
                <text:p>1.03288034838815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96596877643783">
                <text:p>0.996596877643783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11336010906478">
                <text:p>1.11336010906478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11073429192654">
                <text:p>1.1107342919265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7360037712537">
                <text:p>1.07360037712537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.06272281667645">
                <text:p>1.0627228166764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9260285869976">
                <text:p>1.0926028586997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9921725979233">
                <text:p>1.09921725979233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2804355260526">
                <text:p>1.0280435526052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80410859080662">
                <text:p>0.980410859080662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9956260351931">
                <text:p>0.9995626035193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65658694010532">
                <text:p>0.965658694010532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1346675353643">
                <text:p>1.11346675353643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0160789300829">
                <text:p>1.0160789300829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3571240999299">
                <text:p>1.03571240999299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6049365993122">
                <text:p>1.0604936599312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09637331782607">
                <text:p>1.09637331782607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9138221341406">
                <text:p>1.0913822134140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1118251528992">
                <text:p>1.01118251528992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645594898248">
                <text:p>1.0364559489824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10345347634008">
                <text:p>1.10345347634008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3768470320992">
                <text:p>1.1376847032099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2616857498224">
                <text:p>1.02616857498224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1690016924018">
                <text:p>1.1169001692401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3249423188303">
                <text:p>1.13249423188303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4072228832212">
                <text:p>1.14072228832212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1296299230311">
                <text:p>1.11296299230311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20729958808723">
                <text:p>1.20729958808723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809433819589">
                <text:p>1.1809433819589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092972804">
                <text:p>1.1092972804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2675754465098">
                <text:p>1.12675754465098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09671829379682">
                <text:p>1.09671829379682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12343220486454">
                <text:p>1.1234322048645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4446700052522">
                <text:p>1.0444670005252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4791988486916">
                <text:p>1.0479198848691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7417781263258">
                <text:p>1.07417781263258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7690801145341">
                <text:p>1.07690801145341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09846919026605">
                <text:p>1.09846919026605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03878549221784">
                <text:p>1.0387854922178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07582885260496">
                <text:p>1.0758288526049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01469952412082">
                <text:p>1.0146995241208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06501877630294">
                <text:p>1.0650187763029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0.993579304675318">
                <text:p>0.993579304675318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06513059887332">
                <text:p>1.0651305988733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02720288020439">
                <text:p>1.02720288020439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0.968438844382483">
                <text:p>0.968438844382483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0128585507477">
                <text:p>1.0128585507477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6979864438691">
                <text:p>1.06979864438691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14865798232483">
                <text:p>1.14865798232483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4642663408368">
                <text:p>1.0464266340836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799399529195">
                <text:p>1.0799399529195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9137164792388">
                <text:p>1.09137164792388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0.958693664663115">
                <text:p>0.958693664663115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10178971128893">
                <text:p>1.10178971128893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09883323758835">
                <text:p>1.09883323758835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9137164792388">
                <text:p>1.09137164792388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11219192046377">
                <text:p>1.11219192046377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13440192157297">
                <text:p>1.13440192157297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0.991198927446982">
                <text:p>0.991198927446982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.01959307207608">
                <text:p>1.01959307207608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.04381116266292">
                <text:p>1.04381116266292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.0854331548796">
                <text:p>1.0854331548796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0.87322782619654">
                <text:p>0.8732278261965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13643596154008">
                <text:p>1.13643596154008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0.941404003298566">
                <text:p>0.941404003298566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647173449822">
                <text:p>1.0647173449822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.2209647003259">
                <text:p>1.2209647003259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0.892101276165332">
                <text:p>0.892101276165332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.08092752718041">
                <text:p>1.08092752718041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0.96136550025365">
                <text:p>0.96136550025365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.17893779631618">
                <text:p>1.1789377963161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443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0055.25">
                <text:p>30055.25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524">
                <text:p>35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